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61.91pt"/>
    </style:style>
    <style:style style:name="co13" style:family="table-column">
      <style:table-column-properties fo:break-before="auto" style:column-width="87.99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79.5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67.44pt"/>
    </style:style>
    <style:style style:name="co21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33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2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style-name="ce33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4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5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41"/>
          <table:covered-table-cell table:style-name="ce48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6" office:value-type="string" calcext:value-type="string">
            <text:p>Затраты на привлечение пользователей</text:p>
          </table:table-cell>
          <table:table-cell table:style-name="ce36"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134820" calcext:value-type="float">
            <text:p>134820</text:p>
          </table:table-cell>
          <table:table-cell table:style-name="ce46" table:number-columns-repeated="11"/>
          <table:table-cell table:style-name="ce44" table:formula="of:=SUM([.B6:.K6])" office:value-type="currency" office:currency="RUR" office:value="134820" calcext:value-type="currency">
            <text:p>р.134,82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4"/>
          <table:table-cell table:style-name="ce43" office:value-type="float" office:value="165191" calcext:value-type="float">
            <text:p>165191</text:p>
          </table:table-cell>
          <table:table-cell table:style-name="ce46" table:number-columns-repeated="10"/>
          <table:table-cell table:style-name="ce44" table:formula="of:=SUM([.B7:.K7])" office:value-type="currency" office:currency="RUR" office:value="165191" calcext:value-type="currency">
            <text:p>р.165,19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4" table:number-columns-repeated="2"/>
          <table:table-cell table:style-name="ce43" office:value-type="float" office:value="120432" calcext:value-type="float">
            <text:p>120432</text:p>
          </table:table-cell>
          <table:table-cell table:style-name="ce46" table:number-columns-repeated="9"/>
          <table:table-cell table:style-name="ce44" table:formula="of:=SUM([.B8:.K8])" office:value-type="currency" office:currency="RUR" office:value="120432" calcext:value-type="currency">
            <text:p>р.120,43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4" table:number-columns-repeated="3"/>
          <table:table-cell table:style-name="ce43" office:value-type="float" office:value="121212" calcext:value-type="float">
            <text:p>121212</text:p>
          </table:table-cell>
          <table:table-cell table:style-name="ce46" table:number-columns-repeated="8"/>
          <table:table-cell table:style-name="ce44" table:formula="of:=SUM([.B9:.K9])" office:value-type="currency" office:currency="RUR" office:value="121212" calcext:value-type="currency">
            <text:p>р.121,21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4" table:number-columns-repeated="4"/>
          <table:table-cell table:style-name="ce43" office:value-type="float" office:value="175685" calcext:value-type="float">
            <text:p>175685</text:p>
          </table:table-cell>
          <table:table-cell table:style-name="ce46" table:number-columns-repeated="7"/>
          <table:table-cell table:style-name="ce44" table:formula="of:=SUM([.B10:.K10])" office:value-type="currency" office:currency="RUR" office:value="175685" calcext:value-type="currency">
            <text:p>р.175,68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4" table:number-columns-repeated="5"/>
          <table:table-cell table:style-name="ce43" office:value-type="float" office:value="189669" calcext:value-type="float">
            <text:p>189669</text:p>
          </table:table-cell>
          <table:table-cell table:style-name="ce46" table:number-columns-repeated="6"/>
          <table:table-cell table:style-name="ce44" table:formula="of:=SUM([.B11:.K11])" office:value-type="currency" office:currency="RUR" office:value="189669" calcext:value-type="currency">
            <text:p>р.189,66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4" table:number-columns-repeated="6"/>
          <table:table-cell table:style-name="ce43" office:value-type="float" office:value="106530" calcext:value-type="float">
            <text:p>106530</text:p>
          </table:table-cell>
          <table:table-cell table:style-name="ce46" table:number-columns-repeated="5"/>
          <table:table-cell table:style-name="ce44" table:formula="of:=SUM([.B12:.K12])" office:value-type="currency" office:currency="RUR" office:value="106530" calcext:value-type="currency">
            <text:p>р.106,53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4" table:number-columns-repeated="7"/>
          <table:table-cell table:style-name="ce43" office:value-type="float" office:value="138506" calcext:value-type="float">
            <text:p>138506</text:p>
          </table:table-cell>
          <table:table-cell table:style-name="ce46" table:number-columns-repeated="4"/>
          <table:table-cell table:style-name="ce44" table:formula="of:=SUM([.B13:.K13])" office:value-type="currency" office:currency="RUR" office:value="138506" calcext:value-type="currency">
            <text:p>р.138,50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4" table:number-columns-repeated="8"/>
          <table:table-cell table:style-name="ce43" office:value-type="float" office:value="114109" calcext:value-type="float">
            <text:p>114109</text:p>
          </table:table-cell>
          <table:table-cell table:style-name="ce46" table:number-columns-repeated="3"/>
          <table:table-cell table:style-name="ce44" table:formula="of:=SUM([.B14:.K14])" office:value-type="currency" office:currency="RUR" office:value="114109" calcext:value-type="currency">
            <text:p>р.114,1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44" table:number-columns-repeated="9"/>
          <table:table-cell table:style-name="ce43" office:value-type="float" office:value="5842" calcext:value-type="float">
            <text:p>5842</text:p>
          </table:table-cell>
          <table:table-cell table:style-name="ce46" table:number-columns-repeated="2"/>
          <table:table-cell table:style-name="ce44" table:formula="of:=SUM([.B15:.K15])" office:value-type="currency" office:currency="RUR" office:value="5842" calcext:value-type="currency">
            <text:p>р.5,842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6:.B17])" office:value-type="currency" office:currency="RUR" office:value="134820" calcext:value-type="currency">
            <text:p>р.134,820.00</text:p>
          </table:table-cell>
          <table:table-cell table:style-name="ce44" table:formula="of:=SUM([.C6:.C17])" office:value-type="currency" office:currency="RUR" office:value="165191" calcext:value-type="currency">
            <text:p>р.165,191.00</text:p>
          </table:table-cell>
          <table:table-cell table:style-name="ce44" table:formula="of:=SUM([.D6:.D17])" office:value-type="currency" office:currency="RUR" office:value="120432" calcext:value-type="currency">
            <text:p>р.120,432.00</text:p>
          </table:table-cell>
          <table:table-cell table:style-name="ce44" table:formula="of:=SUM([.E6:.E17])" office:value-type="currency" office:currency="RUR" office:value="121212" calcext:value-type="currency">
            <text:p>р.121,212.00</text:p>
          </table:table-cell>
          <table:table-cell table:style-name="ce44" table:formula="of:=SUM([.F6:.F17])" office:value-type="currency" office:currency="RUR" office:value="175685" calcext:value-type="currency">
            <text:p>р.175,685.00</text:p>
          </table:table-cell>
          <table:table-cell table:style-name="ce44" table:formula="of:=SUM([.G6:.G17])" office:value-type="currency" office:currency="RUR" office:value="189669" calcext:value-type="currency">
            <text:p>р.189,669.00</text:p>
          </table:table-cell>
          <table:table-cell table:style-name="ce44" table:formula="of:=SUM([.H6:.H17])" office:value-type="currency" office:currency="RUR" office:value="106530" calcext:value-type="currency">
            <text:p>р.106,530.00</text:p>
          </table:table-cell>
          <table:table-cell table:style-name="ce44" table:formula="of:=SUM([.I6:.I17])" office:value-type="currency" office:currency="RUR" office:value="138506" calcext:value-type="currency">
            <text:p>р.138,506.00</text:p>
          </table:table-cell>
          <table:table-cell table:style-name="ce44" table:formula="of:=SUM([.J6:.J17])" office:value-type="currency" office:currency="RUR" office:value="114109" calcext:value-type="currency">
            <text:p>р.114,109.00</text:p>
          </table:table-cell>
          <table:table-cell table:style-name="ce44" table:formula="of:=SUM([.K6:.K17])" office:value-type="currency" office:currency="RUR" office:value="5842" calcext:value-type="currency">
            <text:p>р.5,842.00</text:p>
          </table:table-cell>
          <table:table-cell table:style-name="ce44" table:number-columns-repeated="2"/>
          <table:table-cell table:style-name="ce44" table:formula="of:=SUM([.N6:.N17])" office:value-type="currency" office:currency="RUR" office:value="1271996" calcext:value-type="currency">
            <text:p>р.1,271,996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9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сети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381" calcext:value-type="float">
            <text:p>381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112" calcext:value-type="float">
            <text:p>11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2"/>
          <table:table-cell table:style-name="ce50" table:formula="of:=[.B4]" office:value-type="float" office:value="381" calcext:value-type="float">
            <text:p>38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476" calcext:value-type="float">
            <text:p>476</text:p>
          </table:table-cell>
          <table:table-cell table:style-name="ce51" office:value-type="float" office:value="364" calcext:value-type="float">
            <text:p>364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number-columns-repeated="2"/>
          <table:table-cell table:style-name="ce50" table:formula="of:=[.C5]" office:value-type="float" office:value="476" calcext:value-type="float">
            <text:p>47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340" calcext:value-type="float">
            <text:p>340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D6]" office:value-type="float" office:value="340" calcext:value-type="float">
            <text:p>3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347" calcext:value-type="float">
            <text:p>347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24" calcext:value-type="float">
            <text:p>24</text:p>
          </table:table-cell>
          <table:table-cell table:style-name="ce51" table:number-columns-repeated="2"/>
          <table:table-cell table:style-name="ce50" table:formula="of:=[.E7]" office:value-type="float" office:value="347" calcext:value-type="float">
            <text:p>34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495" calcext:value-type="float">
            <text:p>495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number-columns-repeated="2"/>
          <table:table-cell table:style-name="ce50" table:formula="of:=[.F8]" office:value-type="float" office:value="495" calcext:value-type="float">
            <text:p>49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548" calcext:value-type="float">
            <text:p>548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51" calcext:value-type="float">
            <text:p>51</text:p>
          </table:table-cell>
          <table:table-cell table:style-name="ce51" table:number-columns-repeated="2"/>
          <table:table-cell table:style-name="ce50" table:formula="of:=[.G9]" office:value-type="float" office:value="548" calcext:value-type="float">
            <text:p>5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302" calcext:value-type="float">
            <text:p>302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number-columns-repeated="2"/>
          <table:table-cell table:style-name="ce50" table:formula="of:=[.H10]" office:value-type="float" office:value="302" calcext:value-type="float">
            <text:p>30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403" calcext:value-type="float">
            <text:p>403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82" calcext:value-type="float">
            <text:p>82</text:p>
          </table:table-cell>
          <table:table-cell table:style-name="ce51" table:number-columns-repeated="2"/>
          <table:table-cell table:style-name="ce50" table:formula="of:=[.I11]" office:value-type="float" office:value="403" calcext:value-type="float">
            <text:p>40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329" calcext:value-type="float">
            <text:p>329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table:number-columns-repeated="2"/>
          <table:table-cell table:style-name="ce50" table:formula="of:=[.J12]" office:value-type="float" office:value="329" calcext:value-type="float">
            <text:p>3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K13]" office:value-type="float" office:value="16" calcext:value-type="float">
            <text:p>16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0"/>
          <table:table-cell table:style-name="ce51" table:number-columns-repeated="2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1"/>
          <table:table-cell table:style-name="ce51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50" table:formula="of:=SUM([.B4:.B15])" office:value-type="float" office:value="381" calcext:value-type="float">
            <text:p>381</text:p>
          </table:table-cell>
          <table:table-cell table:style-name="ce50" table:formula="of:=SUM([.C4:.C15])" office:value-type="float" office:value="787" calcext:value-type="float">
            <text:p>787</text:p>
          </table:table-cell>
          <table:table-cell table:style-name="ce50" table:formula="of:=SUM([.D4:.D15])" office:value-type="float" office:value="816" calcext:value-type="float">
            <text:p>816</text:p>
          </table:table-cell>
          <table:table-cell table:style-name="ce50" table:formula="of:=SUM([.E4:.E15])" office:value-type="float" office:value="803" calcext:value-type="float">
            <text:p>803</text:p>
          </table:table-cell>
          <table:table-cell table:style-name="ce50" table:formula="of:=SUM([.F4:.F15])" office:value-type="float" office:value="998" calcext:value-type="float">
            <text:p>998</text:p>
          </table:table-cell>
          <table:table-cell table:style-name="ce50" table:formula="of:=SUM([.G4:.G15])" office:value-type="float" office:value="1180" calcext:value-type="float">
            <text:p>1,180</text:p>
          </table:table-cell>
          <table:table-cell table:style-name="ce50" table:formula="of:=SUM([.H4:.H15])" office:value-type="float" office:value="1038" calcext:value-type="float">
            <text:p>1,038</text:p>
          </table:table-cell>
          <table:table-cell table:style-name="ce50" table:formula="of:=SUM([.I4:.I15])" office:value-type="float" office:value="1009" calcext:value-type="float">
            <text:p>1,009</text:p>
          </table:table-cell>
          <table:table-cell table:style-name="ce50" table:formula="of:=SUM([.J4:.J15])" office:value-type="float" office:value="1029" calcext:value-type="float">
            <text:p>1,029</text:p>
          </table:table-cell>
          <table:table-cell table:style-name="ce50" table:formula="of:=SUM([.K4:.K15])" office:value-type="float" office:value="516" calcext:value-type="float">
            <text:p>516</text:p>
          </table:table-cell>
          <table:table-cell table:style-name="ce50" table:number-columns-repeated="2"/>
          <table:table-cell table:style-name="ce50" table:formula="of:=SUM([.N4:.N15])" office:value-type="float" office:value="3637" calcext:value-type="float">
            <text:p>3,6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table:number-columns-spanned="14" table:number-rows-spanned="1"/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office:value-type="string" calcext:value-type="string">
            <text:p>Пользователи когорты приходят и после того, как перестали появляться новые покупатели.</text:p>
          </table:table-cell>
          <table:table-cell table:style-name="ce39" table:number-columns-repeated="25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" table:style-name="ta3">
        <office:forms form:automatic-focus="false" form:apply-design-mode="false"/>
        <table:table-column table:style-name="co1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купа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4:.M4])" office:value-type="float" office:value="267" calcext:value-type="float">
            <text:p>26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241" calcext:value-type="float">
            <text:p>241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 table:formula="of:=SUM([.B5:.M5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171" calcext:value-type="float">
            <text:p>17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6:.M6])" office:value-type="float" office:value="237" calcext:value-type="float">
            <text:p>2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196" calcext:value-type="float">
            <text:p>19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0" table:formula="of:=SUM([.B7:.M7])" office:value-type="float" office:value="265" calcext:value-type="float">
            <text:p>26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244" calcext:value-type="float">
            <text:p>244</text:p>
          </table:table-cell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3"/>
          <table:table-cell table:style-name="ce50" table:formula="of:=SUM([.B8:.M8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261" calcext:value-type="float">
            <text:p>261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366" calcext:value-type="float">
            <text:p>36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style-name="ce50" table:formula="of:=SUM([.B10:.M10])" office:value-type="float" office:value="210" calcext:value-type="float">
            <text:p>21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199" calcext:value-type="float">
            <text:p>199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272" calcext:value-type="float">
            <text:p>27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30" calcext:value-type="float">
            <text:p>30</text:p>
          </table:table-cell>
          <table:table-cell table:style-name="ce51" table:number-columns-repeated="2"/>
          <table:table-cell table:style-name="ce50" table:formula="of:=SUM([.B12:.M12])" office:value-type="float" office:value="191" calcext:value-type="float">
            <text:p>19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188" calcext:value-type="float">
            <text:p>188</text:p>
          </table:table-cell>
          <table:table-cell table:style-name="ce50" table:formula="of:=SUM([.C4:.C15])" office:value-type="float" office:value="299" calcext:value-type="float">
            <text:p>299</text:p>
          </table:table-cell>
          <table:table-cell table:style-name="ce50" table:formula="of:=SUM([.D4:.D15])" office:value-type="float" office:value="263" calcext:value-type="float">
            <text:p>263</text:p>
          </table:table-cell>
          <table:table-cell table:style-name="ce50" table:formula="of:=SUM([.E4:.E15])" office:value-type="float" office:value="263" calcext:value-type="float">
            <text:p>263</text:p>
          </table:table-cell>
          <table:table-cell table:style-name="ce50" table:formula="of:=SUM([.F4:.F15])" office:value-type="float" office:value="324" calcext:value-type="float">
            <text:p>324</text:p>
          </table:table-cell>
          <table:table-cell table:style-name="ce50" table:formula="of:=SUM([.G4:.G15])" office:value-type="float" office:value="348" calcext:value-type="float">
            <text:p>348</text:p>
          </table:table-cell>
          <table:table-cell table:style-name="ce50" table:formula="of:=SUM([.H4:.H15])" office:value-type="float" office:value="263" calcext:value-type="float">
            <text:p>263</text:p>
          </table:table-cell>
          <table:table-cell table:style-name="ce50" table:formula="of:=SUM([.I4:.I15])" office:value-type="float" office:value="260" calcext:value-type="float">
            <text:p>260</text:p>
          </table:table-cell>
          <table:table-cell table:style-name="ce50" table:formula="of:=SUM([.J4:.J15])" office:value-type="float" office:value="243" calcext:value-type="float">
            <text:p>243</text:p>
          </table:table-cell>
          <table:table-cell table:style-name="ce50" table:formula="of:=SUM([.K4:.K15])" office:value-type="float" office:value="46" calcext:value-type="float">
            <text:p>46</text:p>
          </table:table-cell>
          <table:table-cell table:style-name="ce50" table:number-columns-repeated="2"/>
          <table:table-cell table:style-name="ce50" table:formula="of:=SUM([.N4:.N15])" office:value-type="float" office:value="2497" calcext:value-type="float">
            <text:p>2,49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 таблице учтены только те покупатели из когорт, у которых первая покупка приходится на соответствующую колонке неделю.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Транзакции (покупки)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25" office:value-type="float" office:value="480" calcext:value-type="float">
            <office:annotation draw:style-name="gr1" draw:text-style-name="P2" svg:width="82.18pt" svg:height="128.44pt" svg:x="187.65pt" svg:y="0pt" draw:caption-point-x="-17.29pt" draw:caption-point-y="38.66pt">
              <dc:creator>Г</dc:creator>
              <dc:date>2019-10-12T00:00:00</dc:date>
              <text:p text:style-name="P1"><text:span text:style-name="T1">Все транзакции покупателя отнесены к той неделе, когда он из посетителя стал покупателем, то есть что-то купил :)</text:span></text:p>
              <text:p text:style-name="P1"><text:span text:style-name="T1"/></text:p>
            </office:annotation>
            <text:p>48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4:.M4])" office:value-type="float" office:value="701" calcext:value-type="float">
            <text:p>70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39"/>
          <table:table-cell table:style-name="ce25" office:value-type="float" office:value="639" calcext:value-type="float">
            <text:p>639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1" table:number-columns-repeated="2"/>
          <table:table-cell table:style-name="ce50" table:formula="of:=SUM([.B5:.M5])" office:value-type="float" office:value="894" calcext:value-type="float">
            <text:p>89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39" table:number-columns-repeated="2"/>
          <table:table-cell table:style-name="ce25" office:value-type="float" office:value="418" calcext:value-type="float">
            <text:p>41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6:.M6])" office:value-type="float" office:value="587" calcext:value-type="float">
            <text:p>58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39" table:number-columns-repeated="3"/>
          <table:table-cell table:style-name="ce25" office:value-type="float" office:value="470" calcext:value-type="float">
            <text:p>47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1" table:number-columns-repeated="2"/>
          <table:table-cell table:style-name="ce50" table:formula="of:=SUM([.B7:.M7])" office:value-type="float" office:value="629" calcext:value-type="float">
            <text:p>6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39" table:number-columns-repeated="4"/>
          <table:table-cell table:style-name="ce25" office:value-type="float" office:value="578" calcext:value-type="float">
            <text:p>57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1" table:number-columns-repeated="2"/>
          <table:table-cell table:style-name="ce50" table:formula="of:=SUM([.B8:.M8])" office:value-type="float" office:value="816" calcext:value-type="float">
            <text:p>81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39" table:number-columns-repeated="5"/>
          <table:table-cell table:style-name="ce25" office:value-type="float" office:value="677" calcext:value-type="float">
            <text:p>67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906" calcext:value-type="float">
            <text:p>90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39" table:number-columns-repeated="6"/>
          <table:table-cell table:style-name="ce25" office:value-type="float" office:value="398" calcext:value-type="float">
            <text:p>398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/>
          <table:table-cell table:style-name="ce51" table:number-columns-repeated="2"/>
          <table:table-cell table:style-name="ce50" table:formula="of:=SUM([.B10:.M10])" office:value-type="float" office:value="505" calcext:value-type="float">
            <text:p>50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39" table:number-columns-repeated="7"/>
          <table:table-cell table:style-name="ce25" office:value-type="float" office:value="402" calcext:value-type="float">
            <text:p>40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524" calcext:value-type="float">
            <text:p>52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39" table:number-columns-repeated="8"/>
          <table:table-cell table:style-name="ce25" office:value-type="float" office:value="276" calcext:value-type="float">
            <text:p>276</text:p>
          </table:table-cell>
          <table:table-cell table:style-name="ce39" office:value-type="float" office:value="33" calcext:value-type="float">
            <text:p>33</text:p>
          </table:table-cell>
          <table:table-cell table:style-name="ce51" table:number-columns-repeated="2"/>
          <table:table-cell table:style-name="ce50" table:formula="of:=SUM([.B12:.M12])" office:value-type="float" office:value="309" calcext:value-type="float">
            <text:p>30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39" table:number-columns-repeated="9"/>
          <table:table-cell table:style-name="ce25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480" calcext:value-type="float">
            <text:p>480</text:p>
          </table:table-cell>
          <table:table-cell table:style-name="ce50" table:formula="of:=SUM([.C4:.C15])" office:value-type="float" office:value="793" calcext:value-type="float">
            <text:p>793</text:p>
          </table:table-cell>
          <table:table-cell table:style-name="ce50" table:formula="of:=SUM([.D4:.D15])" office:value-type="float" office:value="636" calcext:value-type="float">
            <text:p>636</text:p>
          </table:table-cell>
          <table:table-cell table:style-name="ce50" table:formula="of:=SUM([.E4:.E15])" office:value-type="float" office:value="639" calcext:value-type="float">
            <text:p>639</text:p>
          </table:table-cell>
          <table:table-cell table:style-name="ce50" table:formula="of:=SUM([.F4:.F15])" office:value-type="float" office:value="783" calcext:value-type="float">
            <text:p>783</text:p>
          </table:table-cell>
          <table:table-cell table:style-name="ce50" table:formula="of:=SUM([.G4:.G15])" office:value-type="float" office:value="883" calcext:value-type="float">
            <text:p>883</text:p>
          </table:table-cell>
          <table:table-cell table:style-name="ce50" table:formula="of:=SUM([.H4:.H15])" office:value-type="float" office:value="647" calcext:value-type="float">
            <text:p>647</text:p>
          </table:table-cell>
          <table:table-cell table:style-name="ce50" table:formula="of:=SUM([.I4:.I15])" office:value-type="float" office:value="539" calcext:value-type="float">
            <text:p>539</text:p>
          </table:table-cell>
          <table:table-cell table:style-name="ce50" table:formula="of:=SUM([.J4:.J15])" office:value-type="float" office:value="429" calcext:value-type="float">
            <text:p>429</text:p>
          </table:table-cell>
          <table:table-cell table:style-name="ce50" table:formula="of:=SUM([.K4:.K15])" office:value-type="float" office:value="49" calcext:value-type="float">
            <text:p>49</text:p>
          </table:table-cell>
          <table:table-cell table:style-name="ce50" table:number-columns-repeated="2"/>
          <table:table-cell table:style-name="ce50" table:formula="of:=SUM([.N4:.N15])" office:value-type="float" office:value="5878" calcext:value-type="float">
            <text:p>5,878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се транзакции покупателя отнесены к той неделе, когда он из посетителя стал покупателем, то есть что-то купил :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1" table:style-name="ta5">
        <office:forms form:automatic-focus="false" form:apply-design-mode="false"/>
        <table:table-column table:style-name="co13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17" office:value-type="string" calcext:value-type="string" table:number-columns-spanned="14" table:number-rows-spanned="1">
            <text:p>Конверсия пользователи → покупатели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4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82" table:formula="of:=IF([$UA.C4]=&quot;&quot;;&quot;&quot;;[$B.C4]/[$UA.C4])" office:value-type="percentage" office:value="0.186495176848875" calcext:value-type="percentage">
            <text:p>18.65%</text:p>
          </table:table-cell>
          <table:table-cell table:style-name="ce82" table:formula="of:=IF([$UA.D4]=&quot;&quot;;&quot;&quot;;[$B.D4]/[$UA.D4])" office:value-type="percentage" office:value="0.116071428571429" calcext:value-type="percentage">
            <text:p>11.61%</text:p>
          </table:table-cell>
          <table:table-cell table:style-name="ce82" table:formula="of:=IF([$UA.E4]=&quot;&quot;;&quot;&quot;;[$B.E4]/[$UA.E4])" office:value-type="percentage" office:value="0.0166666666666667" calcext:value-type="percentage">
            <text:p>1.67%</text:p>
          </table:table-cell>
          <table:table-cell table:style-name="ce82" table:formula="of:=IF([$UA.F4]=&quot;&quot;;&quot;&quot;;[$B.F4]/[$UA.F4])" office:value-type="percentage" office:value="0.162162162162162" calcext:value-type="percentage">
            <text:p>16.22%</text:p>
          </table:table-cell>
          <table:table-cell table:style-name="ce82" table:formula="of:=IF([$UA.G4]=&quot;&quot;;&quot;&quot;;[$B.G4]/[$UA.G4])" office:value-type="percentage" office:value="0.0294117647058823" calcext:value-type="percentage">
            <text:p>2.94%</text:p>
          </table:table-cell>
          <table:table-cell table:style-name="ce82" table:formula="of:=IF([$UA.H4]=&quot;&quot;;&quot;&quot;;[$B.H4]/[$UA.H4])" office:value-type="percentage" office:value="0" calcext:value-type="percentage">
            <text:p>0.00%</text:p>
          </table:table-cell>
          <table:table-cell table:style-name="ce82" table:formula="of:=IF([$UA.I4]=&quot;&quot;;&quot;&quot;;[$B.I4]/[$UA.I4])" office:value-type="percentage" office:value="0" calcext:value-type="percentage">
            <text:p>0.00%</text:p>
          </table:table-cell>
          <table:table-cell table:style-name="ce82" table:formula="of:=IF([$UA.J4]=&quot;&quot;;&quot;&quot;;[$B.J4]/[$UA.J4])" office:value-type="percentage" office:value="0" calcext:value-type="percentage">
            <text:p>0.00%</text:p>
          </table:table-cell>
          <table:table-cell table:style-name="ce82" table:formula="of:=IF([$UA.K4]=&quot;&quot;;&quot;&quot;;[$B.K4]/[$UA.K4])" office:value-type="percentage" office:value="0" calcext:value-type="percentage">
            <text:p>0.00%</text:p>
          </table:table-cell>
          <table:table-cell table:style-name="ce82" table:formula="of:=IF([$UA.L4]=&quot;&quot;;&quot;&quot;;[$B.L4]/[$UA.L4])">
            <text:p/>
          </table:table-cell>
          <table:table-cell table:style-name="ce82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700787401574803" calcext:value-type="percentage">
            <text:p>70.08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9"/>
          <table:table-cell table:style-name="ce24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82" table:formula="of:=IF([$UA.D5]=&quot;&quot;;&quot;&quot;;[$B.D5]/[$UA.D5])" office:value-type="percentage" office:value="0.217032967032967" calcext:value-type="percentage">
            <text:p>21.70%</text:p>
          </table:table-cell>
          <table:table-cell table:style-name="ce82" table:formula="of:=IF([$UA.E5]=&quot;&quot;;&quot;&quot;;[$B.E5]/[$UA.E5])" office:value-type="percentage" office:value="0.102941176470588" calcext:value-type="percentage">
            <text:p>10.29%</text:p>
          </table:table-cell>
          <table:table-cell table:style-name="ce82" table:formula="of:=IF([$UA.F5]=&quot;&quot;;&quot;&quot;;[$B.F5]/[$UA.F5])" office:value-type="percentage" office:value="0.0493827160493827" calcext:value-type="percentage">
            <text:p>4.94%</text:p>
          </table:table-cell>
          <table:table-cell table:style-name="ce82" table:formula="of:=IF([$UA.G5]=&quot;&quot;;&quot;&quot;;[$B.G5]/[$UA.G5])" office:value-type="percentage" office:value="0.0178571428571429" calcext:value-type="percentage">
            <text:p>1.79%</text:p>
          </table:table-cell>
          <table:table-cell table:style-name="ce82" table:formula="of:=IF([$UA.H5]=&quot;&quot;;&quot;&quot;;[$B.H5]/[$UA.H5])" office:value-type="percentage" office:value="0.0222222222222222" calcext:value-type="percentage">
            <text:p>2.22%</text:p>
          </table:table-cell>
          <table:table-cell table:style-name="ce82" table:formula="of:=IF([$UA.I5]=&quot;&quot;;&quot;&quot;;[$B.I5]/[$UA.I5])" office:value-type="percentage" office:value="0.0277777777777778" calcext:value-type="percentage">
            <text:p>2.78%</text:p>
          </table:table-cell>
          <table:table-cell table:style-name="ce82" table:formula="of:=IF([$UA.J5]=&quot;&quot;;&quot;&quot;;[$B.J5]/[$UA.J5])" office:value-type="percentage" office:value="0" calcext:value-type="percentage">
            <text:p>0.00%</text:p>
          </table:table-cell>
          <table:table-cell table:style-name="ce82" table:formula="of:=IF([$UA.K5]=&quot;&quot;;&quot;&quot;;[$B.K5]/[$UA.K5])" office:value-type="percentage" office:value="0" calcext:value-type="percentage">
            <text:p>0.00%</text:p>
          </table:table-cell>
          <table:table-cell table:style-name="ce82" table:formula="of:=IF([$UA.L5]=&quot;&quot;;&quot;&quot;;[$B.L5]/[$UA.L5])">
            <text:p/>
          </table:table-cell>
          <table:table-cell table:style-name="ce82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716386554621849" calcext:value-type="percentage">
            <text:p>71.6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9" table:number-columns-repeated="2"/>
          <table:table-cell table:style-name="ce24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82" table:formula="of:=IF([$UA.E6]=&quot;&quot;;&quot;&quot;;[$B.E6]/[$UA.E6])" office:value-type="percentage" office:value="0.2" calcext:value-type="percentage">
            <text:p>20.00%</text:p>
          </table:table-cell>
          <table:table-cell table:style-name="ce82" table:formula="of:=IF([$UA.F6]=&quot;&quot;;&quot;&quot;;[$B.F6]/[$UA.F6])" office:value-type="percentage" office:value="0.134020618556701" calcext:value-type="percentage">
            <text:p>13.40%</text:p>
          </table:table-cell>
          <table:table-cell table:style-name="ce82" table:formula="of:=IF([$UA.G6]=&quot;&quot;;&quot;&quot;;[$B.G6]/[$UA.G6])" office:value-type="percentage" office:value="0.0175438596491228" calcext:value-type="percentage">
            <text:p>1.75%</text:p>
          </table:table-cell>
          <table:table-cell table:style-name="ce82" table:formula="of:=IF([$UA.H6]=&quot;&quot;;&quot;&quot;;[$B.H6]/[$UA.H6])" office:value-type="percentage" office:value="0" calcext:value-type="percentage">
            <text:p>0.00%</text:p>
          </table:table-cell>
          <table:table-cell table:style-name="ce82" table:formula="of:=IF([$UA.I6]=&quot;&quot;;&quot;&quot;;[$B.I6]/[$UA.I6])" office:value-type="percentage" office:value="0" calcext:value-type="percentage">
            <text:p>0.00%</text:p>
          </table:table-cell>
          <table:table-cell table:style-name="ce82" table:formula="of:=IF([$UA.J6]=&quot;&quot;;&quot;&quot;;[$B.J6]/[$UA.J6])" office:value-type="percentage" office:value="0" calcext:value-type="percentage">
            <text:p>0.00%</text:p>
          </table:table-cell>
          <table:table-cell table:style-name="ce82" table:formula="of:=IF([$UA.K6]=&quot;&quot;;&quot;&quot;;[$B.K6]/[$UA.K6])" office:value-type="percentage" office:value="0" calcext:value-type="percentage">
            <text:p>0.00%</text:p>
          </table:table-cell>
          <table:table-cell table:style-name="ce82" table:formula="of:=IF([$UA.L6]=&quot;&quot;;&quot;&quot;;[$B.L6]/[$UA.L6])">
            <text:p/>
          </table:table-cell>
          <table:table-cell table:style-name="ce82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697058823529412" calcext:value-type="percentage">
            <text:p>69.71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9" table:number-columns-repeated="3"/>
          <table:table-cell table:style-name="ce24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82" table:formula="of:=IF([$UA.F7]=&quot;&quot;;&quot;&quot;;[$B.F7]/[$UA.F7])" office:value-type="percentage" office:value="0.197916666666667" calcext:value-type="percentage">
            <text:p>19.79%</text:p>
          </table:table-cell>
          <table:table-cell table:style-name="ce82" table:formula="of:=IF([$UA.G7]=&quot;&quot;;&quot;&quot;;[$B.G7]/[$UA.G7])" office:value-type="percentage" office:value="0.0833333333333333" calcext:value-type="percentage">
            <text:p>8.33%</text:p>
          </table:table-cell>
          <table:table-cell table:style-name="ce82" table:formula="of:=IF([$UA.H7]=&quot;&quot;;&quot;&quot;;[$B.H7]/[$UA.H7])" office:value-type="percentage" office:value="0.0483870967741936" calcext:value-type="percentage">
            <text:p>4.84%</text:p>
          </table:table-cell>
          <table:table-cell table:style-name="ce82" table:formula="of:=IF([$UA.I7]=&quot;&quot;;&quot;&quot;;[$B.I7]/[$UA.I7])" office:value-type="percentage" office:value="0" calcext:value-type="percentage">
            <text:p>0.00%</text:p>
          </table:table-cell>
          <table:table-cell table:style-name="ce82" table:formula="of:=IF([$UA.J7]=&quot;&quot;;&quot;&quot;;[$B.J7]/[$UA.J7])" office:value-type="percentage" office:value="0.027027027027027" calcext:value-type="percentage">
            <text:p>2.70%</text:p>
          </table:table-cell>
          <table:table-cell table:style-name="ce82" table:formula="of:=IF([$UA.K7]=&quot;&quot;;&quot;&quot;;[$B.K7]/[$UA.K7])" office:value-type="percentage" office:value="0" calcext:value-type="percentage">
            <text:p>0.00%</text:p>
          </table:table-cell>
          <table:table-cell table:style-name="ce82" table:formula="of:=IF([$UA.L7]=&quot;&quot;;&quot;&quot;;[$B.L7]/[$UA.L7])">
            <text:p/>
          </table:table-cell>
          <table:table-cell table:style-name="ce82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763688760806916" calcext:value-type="percentage">
            <text:p>76.37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9" table:number-columns-repeated="4"/>
          <table:table-cell table:style-name="ce24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82" table:formula="of:=IF([$UA.G8]=&quot;&quot;;&quot;&quot;;[$B.G8]/[$UA.G8])" office:value-type="percentage" office:value="0.195372750642674" calcext:value-type="percentage">
            <text:p>19.54%</text:p>
          </table:table-cell>
          <table:table-cell table:style-name="ce82" table:formula="of:=IF([$UA.H8]=&quot;&quot;;&quot;&quot;;[$B.H8]/[$UA.H8])" office:value-type="percentage" office:value="0.130081300813008" calcext:value-type="percentage">
            <text:p>13.01%</text:p>
          </table:table-cell>
          <table:table-cell table:style-name="ce82" table:formula="of:=IF([$UA.I8]=&quot;&quot;;&quot;&quot;;[$B.I8]/[$UA.I8])" office:value-type="percentage" office:value="0.0246913580246914" calcext:value-type="percentage">
            <text:p>2.47%</text:p>
          </table:table-cell>
          <table:table-cell table:style-name="ce82" table:formula="of:=IF([$UA.J8]=&quot;&quot;;&quot;&quot;;[$B.J8]/[$UA.J8])" office:value-type="percentage" office:value="0.0454545454545455" calcext:value-type="percentage">
            <text:p>4.55%</text:p>
          </table:table-cell>
          <table:table-cell table:style-name="ce82" table:formula="of:=IF([$UA.K8]=&quot;&quot;;&quot;&quot;;[$B.K8]/[$UA.K8])" office:value-type="percentage" office:value="0" calcext:value-type="percentage">
            <text:p>0.00%</text:p>
          </table:table-cell>
          <table:table-cell table:style-name="ce82" table:formula="of:=IF([$UA.L8]=&quot;&quot;;&quot;&quot;;[$B.L8]/[$UA.L8])">
            <text:p/>
          </table:table-cell>
          <table:table-cell table:style-name="ce82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688888888888889" calcext:value-type="percentage">
            <text:p>68.8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9" table:number-columns-repeated="5"/>
          <table:table-cell table:style-name="ce24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82" table:formula="of:=IF([$UA.H9]=&quot;&quot;;&quot;&quot;;[$B.H9]/[$UA.H9])" office:value-type="percentage" office:value="0.189376443418014" calcext:value-type="percentage">
            <text:p>18.94%</text:p>
          </table:table-cell>
          <table:table-cell table:style-name="ce82" table:formula="of:=IF([$UA.I9]=&quot;&quot;;&quot;&quot;;[$B.I9]/[$UA.I9])" office:value-type="percentage" office:value="0.103896103896104" calcext:value-type="percentage">
            <text:p>10.39%</text:p>
          </table:table-cell>
          <table:table-cell table:style-name="ce82" table:formula="of:=IF([$UA.J9]=&quot;&quot;;&quot;&quot;;[$B.J9]/[$UA.J9])" office:value-type="percentage" office:value="0.0495049504950495" calcext:value-type="percentage">
            <text:p>4.95%</text:p>
          </table:table-cell>
          <table:table-cell table:style-name="ce82" table:formula="of:=IF([$UA.K9]=&quot;&quot;;&quot;&quot;;[$B.K9]/[$UA.K9])" office:value-type="percentage" office:value="0.0392156862745098" calcext:value-type="percentage">
            <text:p>3.92%</text:p>
          </table:table-cell>
          <table:table-cell table:style-name="ce82" table:formula="of:=IF([$UA.L9]=&quot;&quot;;&quot;&quot;;[$B.L9]/[$UA.L9])">
            <text:p/>
          </table:table-cell>
          <table:table-cell table:style-name="ce82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667883211678832" calcext:value-type="percentage">
            <text:p>66.7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9" table:number-columns-repeated="6"/>
          <table:table-cell table:style-name="ce24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82" table:formula="of:=IF([$UA.I10]=&quot;&quot;;&quot;&quot;;[$B.I10]/[$UA.I10])" office:value-type="percentage" office:value="0.180257510729614" calcext:value-type="percentage">
            <text:p>18.03%</text:p>
          </table:table-cell>
          <table:table-cell table:style-name="ce82" table:formula="of:=IF([$UA.J10]=&quot;&quot;;&quot;&quot;;[$B.J10]/[$UA.J10])" office:value-type="percentage" office:value="0.0786516853932584" calcext:value-type="percentage">
            <text:p>7.87%</text:p>
          </table:table-cell>
          <table:table-cell table:style-name="ce82" table:formula="of:=IF([$UA.K10]=&quot;&quot;;&quot;&quot;;[$B.K10]/[$UA.K10])" office:value-type="percentage" office:value="0" calcext:value-type="percentage">
            <text:p>0.00%</text:p>
          </table:table-cell>
          <table:table-cell table:style-name="ce82" table:formula="of:=IF([$UA.L10]=&quot;&quot;;&quot;&quot;;[$B.L10]/[$UA.L10])">
            <text:p/>
          </table:table-cell>
          <table:table-cell table:style-name="ce82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695364238410596" calcext:value-type="percentage">
            <text:p>69.5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9" table:number-columns-repeated="7"/>
          <table:table-cell table:style-name="ce24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82" table:formula="of:=IF([$UA.J11]=&quot;&quot;;&quot;&quot;;[$B.J11]/[$UA.J11])" office:value-type="percentage" office:value="0.204968944099379" calcext:value-type="percentage">
            <text:p>20.50%</text:p>
          </table:table-cell>
          <table:table-cell table:style-name="ce82" table:formula="of:=IF([$UA.K11]=&quot;&quot;;&quot;&quot;;[$B.K11]/[$UA.K11])" office:value-type="percentage" office:value="0.0853658536585366" calcext:value-type="percentage">
            <text:p>8.54%</text:p>
          </table:table-cell>
          <table:table-cell table:style-name="ce82" table:formula="of:=IF([$UA.L11]=&quot;&quot;;&quot;&quot;;[$B.L11]/[$UA.L11])">
            <text:p/>
          </table:table-cell>
          <table:table-cell table:style-name="ce82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674937965260546" calcext:value-type="percentage">
            <text:p>67.4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9" table:number-columns-repeated="8"/>
          <table:table-cell table:style-name="ce24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82" table:formula="of:=IF([$UA.K12]=&quot;&quot;;&quot;&quot;;[$B.K12]/[$UA.K12])" office:value-type="percentage" office:value="0.14018691588785" calcext:value-type="percentage">
            <text:p>14.02%</text:p>
          </table:table-cell>
          <table:table-cell table:style-name="ce82" table:formula="of:=IF([$UA.L12]=&quot;&quot;;&quot;&quot;;[$B.L12]/[$UA.L12])">
            <text:p/>
          </table:table-cell>
          <table:table-cell table:style-name="ce82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580547112462006" calcext:value-type="percentage">
            <text:p>58.05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9" table:number-columns-repeated="9"/>
          <table:table-cell table:style-name="ce24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82" table:formula="of:=IF([$UA.L13]=&quot;&quot;;&quot;&quot;;[$B.L13]/[$UA.L13])">
            <text:p/>
          </table:table-cell>
          <table:table-cell table:style-name="ce82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0"/>
          <table:table-cell table:style-name="ce82" table:formula="of:=IF([$UA.L14]=&quot;&quot;;&quot;&quot;;[$B.L14]/[$UA.L14])">
            <text:p/>
          </table:table-cell>
          <table:table-cell table:style-name="ce82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1"/>
          <table:table-cell table:style-name="ce82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37992376111817" calcext:value-type="percentage">
            <text:p>37.99%</text:p>
          </table:table-cell>
          <table:table-cell table:style-name="ce19" table:formula="of:=IF([$UA.D16]=0;&quot;&quot;;[$B.D16]/[$UA.D16])" office:value-type="percentage" office:value="0.322303921568627" calcext:value-type="percentage">
            <text:p>32.23%</text:p>
          </table:table-cell>
          <table:table-cell table:style-name="ce19" table:formula="of:=IF([$UA.E16]=0;&quot;&quot;;[$B.E16]/[$UA.E16])" office:value-type="percentage" office:value="0.327521793275218" calcext:value-type="percentage">
            <text:p>32.75%</text:p>
          </table:table-cell>
          <table:table-cell table:style-name="ce19" table:formula="of:=IF([$UA.F16]=0;&quot;&quot;;[$B.F16]/[$UA.F16])" office:value-type="percentage" office:value="0.324649298597194" calcext:value-type="percentage">
            <text:p>32.46%</text:p>
          </table:table-cell>
          <table:table-cell table:style-name="ce19" table:formula="of:=IF([$UA.G16]=0;&quot;&quot;;[$B.G16]/[$UA.G16])" office:value-type="percentage" office:value="0.294915254237288" calcext:value-type="percentage">
            <text:p>29.49%</text:p>
          </table:table-cell>
          <table:table-cell table:style-name="ce19" table:formula="of:=IF([$UA.H16]=0;&quot;&quot;;[$B.H16]/[$UA.H16])" office:value-type="percentage" office:value="0.253371868978805" calcext:value-type="percentage">
            <text:p>25.34%</text:p>
          </table:table-cell>
          <table:table-cell table:style-name="ce19" table:formula="of:=IF([$UA.I16]=0;&quot;&quot;;[$B.I16]/[$UA.I16])" office:value-type="percentage" office:value="0.257680872150644" calcext:value-type="percentage">
            <text:p>25.77%</text:p>
          </table:table-cell>
          <table:table-cell table:style-name="ce19" table:formula="of:=IF([$UA.J16]=0;&quot;&quot;;[$B.J16]/[$UA.J16])" office:value-type="percentage" office:value="0.236151603498542" calcext:value-type="percentage">
            <text:p>23.62%</text:p>
          </table:table-cell>
          <table:table-cell table:style-name="ce19" table:formula="of:=IF([$UA.K16]=0;&quot;&quot;;[$B.K16]/[$UA.K16])" office:value-type="percentage" office:value="0.0891472868217054" calcext:value-type="percentage">
            <text:p>8.9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686554852900742" calcext:value-type="percentage">
            <text:p>68.66%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PC" table:style-name="ta6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1" office:value-type="string" calcext:value-type="string" table:number-columns-spanned="14" table:number-rows-spanned="1">
            <text:p>Количество покупок на одного покупателя (отнесено к неделе первой покупки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ы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9" table:formula="of:=IF([$B.B4]=&quot;&quot;;&quot;&quot;;[$T.B4]/[$B.B4])" office:value-type="float" office:value="2.5531914893617" calcext:value-type="float">
            <text:p>2.55</text:p>
          </table:table-cell>
          <table:table-cell table:style-name="ce86" table:formula="of:=IF([$B.C4]=&quot;&quot;;&quot;&quot;;[$T.C4]/[$B.C4])" office:value-type="float" office:value="2.6551724137931" calcext:value-type="float">
            <text:p>2.66</text:p>
          </table:table-cell>
          <table:table-cell table:style-name="ce86" table:formula="of:=IF([$B.D4]=&quot;&quot;;&quot;&quot;;[$T.D4]/[$B.D4])" office:value-type="float" office:value="2.23076923076923" calcext:value-type="float">
            <text:p>2.23</text:p>
          </table:table-cell>
          <table:table-cell table:style-name="ce86" table:formula="of:=IF([$B.E4]=&quot;&quot;;&quot;&quot;;[$T.E4]/[$B.E4])" office:value-type="float" office:value="5" calcext:value-type="float">
            <text:p>5.00</text:p>
          </table:table-cell>
          <table:table-cell table:style-name="ce86" table:formula="of:=IF([$B.F4]=&quot;&quot;;&quot;&quot;;[$T.F4]/[$B.F4])" office:value-type="float" office:value="4.16666666666667" calcext:value-type="float">
            <text:p>4.17</text:p>
          </table:table-cell>
          <table:table-cell table:style-name="ce86" table:formula="of:=IF([$B.G4]=&quot;&quot;;&quot;&quot;;[$T.G4]/[$B.G4])" office:value-type="float" office:value="8" calcext:value-type="float">
            <text:p>8.00</text:p>
          </table:table-cell>
          <table:table-cell table:style-name="ce86" table:formula="of:=IF([$B.H4]=&quot;&quot;;&quot;&quot;;[$T.H4]/[$B.H4])">
            <text:p/>
          </table:table-cell>
          <table:table-cell table:style-name="ce86" table:formula="of:=IF([$B.I4]=&quot;&quot;;&quot;&quot;;[$T.I4]/[$B.I4])">
            <text:p/>
          </table:table-cell>
          <table:table-cell table:style-name="ce86" table:formula="of:=IF([$B.J4]=&quot;&quot;;&quot;&quot;;[$T.J4]/[$B.J4])">
            <text:p/>
          </table:table-cell>
          <table:table-cell table:style-name="ce86" table:formula="of:=IF([$B.K4]=&quot;&quot;;&quot;&quot;;[$T.K4]/[$B.K4])">
            <text:p/>
          </table:table-cell>
          <table:table-cell table:style-name="ce86" table:formula="of:=IF([$B.L4]=&quot;&quot;;&quot;&quot;;[$T.L4]/[$B.L4])">
            <text:p/>
          </table:table-cell>
          <table:table-cell table:style-name="ce86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2.62546816479401" calcext:value-type="float">
            <text:p>2.6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21"/>
          <table:table-cell table:style-name="ce29" table:formula="of:=IF([$B.C5]=&quot;&quot;;&quot;&quot;;[$T.C5]/[$B.C5])" office:value-type="float" office:value="2.65145228215768" calcext:value-type="float">
            <text:p>2.65</text:p>
          </table:table-cell>
          <table:table-cell table:style-name="ce86" table:formula="of:=IF([$B.D5]=&quot;&quot;;&quot;&quot;;[$T.D5]/[$B.D5])" office:value-type="float" office:value="2.39240506329114" calcext:value-type="float">
            <text:p>2.39</text:p>
          </table:table-cell>
          <table:table-cell table:style-name="ce86" table:formula="of:=IF([$B.E5]=&quot;&quot;;&quot;&quot;;[$T.E5]/[$B.E5])" office:value-type="float" office:value="3.28571428571429" calcext:value-type="float">
            <text:p>3.29</text:p>
          </table:table-cell>
          <table:table-cell table:style-name="ce86" table:formula="of:=IF([$B.F5]=&quot;&quot;;&quot;&quot;;[$T.F5]/[$B.F5])" office:value-type="float" office:value="2" calcext:value-type="float">
            <text:p>2.00</text:p>
          </table:table-cell>
          <table:table-cell table:style-name="ce86" table:formula="of:=IF([$B.G5]=&quot;&quot;;&quot;&quot;;[$T.G5]/[$B.G5])" office:value-type="float" office:value="3" calcext:value-type="float">
            <text:p>3.00</text:p>
          </table:table-cell>
          <table:table-cell table:style-name="ce86" table:formula="of:=IF([$B.H5]=&quot;&quot;;&quot;&quot;;[$T.H5]/[$B.H5])" office:value-type="float" office:value="5" calcext:value-type="float">
            <text:p>5.00</text:p>
          </table:table-cell>
          <table:table-cell table:style-name="ce86" table:formula="of:=IF([$B.I5]=&quot;&quot;;&quot;&quot;;[$T.I5]/[$B.I5])" office:value-type="float" office:value="4" calcext:value-type="float">
            <text:p>4.00</text:p>
          </table:table-cell>
          <table:table-cell table:style-name="ce86" table:formula="of:=IF([$B.J5]=&quot;&quot;;&quot;&quot;;[$T.J5]/[$B.J5])">
            <text:p/>
          </table:table-cell>
          <table:table-cell table:style-name="ce86" table:formula="of:=IF([$B.K5]=&quot;&quot;;&quot;&quot;;[$T.K5]/[$B.K5])">
            <text:p/>
          </table:table-cell>
          <table:table-cell table:style-name="ce86" table:formula="of:=IF([$B.L5]=&quot;&quot;;&quot;&quot;;[$T.L5]/[$B.L5])">
            <text:p/>
          </table:table-cell>
          <table:table-cell table:style-name="ce86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2.6217008797654" calcext:value-type="float">
            <text:p>2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formula="of:=IF([$B.D6]=&quot;&quot;;&quot;&quot;;[$T.D6]/[$B.D6])" office:value-type="float" office:value="2.44444444444444" calcext:value-type="float">
            <text:p>2.44</text:p>
          </table:table-cell>
          <table:table-cell table:style-name="ce86" table:formula="of:=IF([$B.E6]=&quot;&quot;;&quot;&quot;;[$T.E6]/[$B.E6])" office:value-type="float" office:value="2.26923076923077" calcext:value-type="float">
            <text:p>2.27</text:p>
          </table:table-cell>
          <table:table-cell table:style-name="ce86" table:formula="of:=IF([$B.F6]=&quot;&quot;;&quot;&quot;;[$T.F6]/[$B.F6])" office:value-type="float" office:value="3.46153846153846" calcext:value-type="float">
            <text:p>3.46</text:p>
          </table:table-cell>
          <table:table-cell table:style-name="ce86" table:formula="of:=IF([$B.G6]=&quot;&quot;;&quot;&quot;;[$T.G6]/[$B.G6])" office:value-type="float" office:value="6" calcext:value-type="float">
            <text:p>6.00</text:p>
          </table:table-cell>
          <table:table-cell table:style-name="ce86" table:formula="of:=IF([$B.H6]=&quot;&quot;;&quot;&quot;;[$T.H6]/[$B.H6])">
            <text:p/>
          </table:table-cell>
          <table:table-cell table:style-name="ce86" table:formula="of:=IF([$B.I6]=&quot;&quot;;&quot;&quot;;[$T.I6]/[$B.I6])">
            <text:p/>
          </table:table-cell>
          <table:table-cell table:style-name="ce86" table:formula="of:=IF([$B.J6]=&quot;&quot;;&quot;&quot;;[$T.J6]/[$B.J6])">
            <text:p/>
          </table:table-cell>
          <table:table-cell table:style-name="ce86" table:formula="of:=IF([$B.K6]=&quot;&quot;;&quot;&quot;;[$T.K6]/[$B.K6])">
            <text:p/>
          </table:table-cell>
          <table:table-cell table:style-name="ce86" table:formula="of:=IF([$B.L6]=&quot;&quot;;&quot;&quot;;[$T.L6]/[$B.L6])">
            <text:p/>
          </table:table-cell>
          <table:table-cell table:style-name="ce86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2.47679324894515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21" table:number-columns-repeated="3"/>
          <table:table-cell table:style-name="ce29" table:formula="of:=IF([$B.E7]=&quot;&quot;;&quot;&quot;;[$T.E7]/[$B.E7])" office:value-type="float" office:value="2.39795918367347" calcext:value-type="float">
            <text:p>2.40</text:p>
          </table:table-cell>
          <table:table-cell table:style-name="ce86" table:formula="of:=IF([$B.F7]=&quot;&quot;;&quot;&quot;;[$T.F7]/[$B.F7])" office:value-type="float" office:value="2.2280701754386" calcext:value-type="float">
            <text:p>2.23</text:p>
          </table:table-cell>
          <table:table-cell table:style-name="ce86" table:formula="of:=IF([$B.G7]=&quot;&quot;;&quot;&quot;;[$T.G7]/[$B.G7])" office:value-type="float" office:value="2.125" calcext:value-type="float">
            <text:p>2.13</text:p>
          </table:table-cell>
          <table:table-cell table:style-name="ce86" table:formula="of:=IF([$B.H7]=&quot;&quot;;&quot;&quot;;[$T.H7]/[$B.H7])" office:value-type="float" office:value="4" calcext:value-type="float">
            <text:p>4.00</text:p>
          </table:table-cell>
          <table:table-cell table:style-name="ce86" table:formula="of:=IF([$B.I7]=&quot;&quot;;&quot;&quot;;[$T.I7]/[$B.I7])">
            <text:p/>
          </table:table-cell>
          <table:table-cell table:style-name="ce86" table:formula="of:=IF([$B.J7]=&quot;&quot;;&quot;&quot;;[$T.J7]/[$B.J7])" office:value-type="float" office:value="3" calcext:value-type="float">
            <text:p>3.00</text:p>
          </table:table-cell>
          <table:table-cell table:style-name="ce86" table:formula="of:=IF([$B.K7]=&quot;&quot;;&quot;&quot;;[$T.K7]/[$B.K7])">
            <text:p/>
          </table:table-cell>
          <table:table-cell table:style-name="ce86" table:formula="of:=IF([$B.L7]=&quot;&quot;;&quot;&quot;;[$T.L7]/[$B.L7])">
            <text:p/>
          </table:table-cell>
          <table:table-cell table:style-name="ce86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2.37358490566038" calcext:value-type="float">
            <text:p>2.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21" table:number-columns-repeated="4"/>
          <table:table-cell table:style-name="ce29" table:formula="of:=IF([$B.F8]=&quot;&quot;;&quot;&quot;;[$T.F8]/[$B.F8])" office:value-type="float" office:value="2.36885245901639" calcext:value-type="float">
            <text:p>2.37</text:p>
          </table:table-cell>
          <table:table-cell table:style-name="ce86" table:formula="of:=IF([$B.G8]=&quot;&quot;;&quot;&quot;;[$T.G8]/[$B.G8])" office:value-type="float" office:value="2.26315789473684" calcext:value-type="float">
            <text:p>2.26</text:p>
          </table:table-cell>
          <table:table-cell table:style-name="ce86" table:formula="of:=IF([$B.H8]=&quot;&quot;;&quot;&quot;;[$T.H8]/[$B.H8])" office:value-type="float" office:value="3.125" calcext:value-type="float">
            <text:p>3.13</text:p>
          </table:table-cell>
          <table:table-cell table:style-name="ce86" table:formula="of:=IF([$B.I8]=&quot;&quot;;&quot;&quot;;[$T.I8]/[$B.I8])" office:value-type="float" office:value="4.5" calcext:value-type="float">
            <text:p>4.50</text:p>
          </table:table-cell>
          <table:table-cell table:style-name="ce86" table:formula="of:=IF([$B.J8]=&quot;&quot;;&quot;&quot;;[$T.J8]/[$B.J8])" office:value-type="float" office:value="2.33333333333333" calcext:value-type="float">
            <text:p>2.33</text:p>
          </table:table-cell>
          <table:table-cell table:style-name="ce86" table:formula="of:=IF([$B.K8]=&quot;&quot;;&quot;&quot;;[$T.K8]/[$B.K8])">
            <text:p/>
          </table:table-cell>
          <table:table-cell table:style-name="ce86" table:formula="of:=IF([$B.L8]=&quot;&quot;;&quot;&quot;;[$T.L8]/[$B.L8])">
            <text:p/>
          </table:table-cell>
          <table:table-cell table:style-name="ce86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2.39296187683284" calcext:value-type="float">
            <text:p>2.3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21" table:number-columns-repeated="5"/>
          <table:table-cell table:style-name="ce29" table:formula="of:=IF([$B.G9]=&quot;&quot;;&quot;&quot;;[$T.G9]/[$B.G9])" office:value-type="float" office:value="2.59386973180077" calcext:value-type="float">
            <text:p>2.59</text:p>
          </table:table-cell>
          <table:table-cell table:style-name="ce86" table:formula="of:=IF([$B.H9]=&quot;&quot;;&quot;&quot;;[$T.H9]/[$B.H9])" office:value-type="float" office:value="2.21951219512195" calcext:value-type="float">
            <text:p>2.22</text:p>
          </table:table-cell>
          <table:table-cell table:style-name="ce86" table:formula="of:=IF([$B.I9]=&quot;&quot;;&quot;&quot;;[$T.I9]/[$B.I9])" office:value-type="float" office:value="2.25" calcext:value-type="float">
            <text:p>2.25</text:p>
          </table:table-cell>
          <table:table-cell table:style-name="ce86" table:formula="of:=IF([$B.J9]=&quot;&quot;;&quot;&quot;;[$T.J9]/[$B.J9])" office:value-type="float" office:value="1.8" calcext:value-type="float">
            <text:p>1.80</text:p>
          </table:table-cell>
          <table:table-cell table:style-name="ce86" table:formula="of:=IF([$B.K9]=&quot;&quot;;&quot;&quot;;[$T.K9]/[$B.K9])" office:value-type="float" office:value="1" calcext:value-type="float">
            <text:p>1.00</text:p>
          </table:table-cell>
          <table:table-cell table:style-name="ce86" table:formula="of:=IF([$B.L9]=&quot;&quot;;&quot;&quot;;[$T.L9]/[$B.L9])">
            <text:p/>
          </table:table-cell>
          <table:table-cell table:style-name="ce86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2.47540983606557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21" table:number-columns-repeated="6"/>
          <table:table-cell table:style-name="ce29" table:formula="of:=IF([$B.H10]=&quot;&quot;;&quot;&quot;;[$T.H10]/[$B.H10])" office:value-type="float" office:value="2.47204968944099" calcext:value-type="float">
            <text:p>2.47</text:p>
          </table:table-cell>
          <table:table-cell table:style-name="ce86" table:formula="of:=IF([$B.I10]=&quot;&quot;;&quot;&quot;;[$T.I10]/[$B.I10])" office:value-type="float" office:value="2.0952380952381" calcext:value-type="float">
            <text:p>2.10</text:p>
          </table:table-cell>
          <table:table-cell table:style-name="ce86" table:formula="of:=IF([$B.J10]=&quot;&quot;;&quot;&quot;;[$T.J10]/[$B.J10])" office:value-type="float" office:value="2.71428571428571" calcext:value-type="float">
            <text:p>2.71</text:p>
          </table:table-cell>
          <table:table-cell table:style-name="ce86" table:formula="of:=IF([$B.K10]=&quot;&quot;;&quot;&quot;;[$T.K10]/[$B.K10])">
            <text:p/>
          </table:table-cell>
          <table:table-cell table:style-name="ce86" table:formula="of:=IF([$B.L10]=&quot;&quot;;&quot;&quot;;[$T.L10]/[$B.L10])">
            <text:p/>
          </table:table-cell>
          <table:table-cell table:style-name="ce86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2.4047619047619" calcext:value-type="float">
            <text:p>2.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21" table:number-columns-repeated="7"/>
          <table:table-cell table:style-name="ce29" table:formula="of:=IF([$B.I11]=&quot;&quot;;&quot;&quot;;[$T.I11]/[$B.I11])" office:value-type="float" office:value="2.02010050251256" calcext:value-type="float">
            <text:p>2.02</text:p>
          </table:table-cell>
          <table:table-cell table:style-name="ce86" table:formula="of:=IF([$B.J11]=&quot;&quot;;&quot;&quot;;[$T.J11]/[$B.J11])" office:value-type="float" office:value="1.74242424242424" calcext:value-type="float">
            <text:p>1.74</text:p>
          </table:table-cell>
          <table:table-cell table:style-name="ce86" table:formula="of:=IF([$B.K11]=&quot;&quot;;&quot;&quot;;[$T.K11]/[$B.K11])" office:value-type="float" office:value="1" calcext:value-type="float">
            <text:p>1.00</text:p>
          </table:table-cell>
          <table:table-cell table:style-name="ce86" table:formula="of:=IF([$B.L11]=&quot;&quot;;&quot;&quot;;[$T.L11]/[$B.L11])">
            <text:p/>
          </table:table-cell>
          <table:table-cell table:style-name="ce86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92647058823529" calcext:value-type="float">
            <text:p>1.9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21" table:number-columns-repeated="8"/>
          <table:table-cell table:style-name="ce29" table:formula="of:=IF([$B.J12]=&quot;&quot;;&quot;&quot;;[$T.J12]/[$B.J12])" office:value-type="float" office:value="1.71428571428571" calcext:value-type="float">
            <text:p>1.71</text:p>
          </table:table-cell>
          <table:table-cell table:style-name="ce86" table:formula="of:=IF([$B.K12]=&quot;&quot;;&quot;&quot;;[$T.K12]/[$B.K12])" office:value-type="float" office:value="1.1" calcext:value-type="float">
            <text:p>1.10</text:p>
          </table:table-cell>
          <table:table-cell table:style-name="ce86" table:formula="of:=IF([$B.L12]=&quot;&quot;;&quot;&quot;;[$T.L12]/[$B.L12])">
            <text:p/>
          </table:table-cell>
          <table:table-cell table:style-name="ce86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61780104712042" calcext:value-type="float">
            <text:p>1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21" table:number-columns-repeated="9"/>
          <table:table-cell table:style-name="ce29" table:formula="of:=IF([$B.K13]=&quot;&quot;;&quot;&quot;;[$T.K13]/[$B.K13])" office:value-type="float" office:value="1" calcext:value-type="float">
            <text:p>1.00</text:p>
          </table:table-cell>
          <table:table-cell table:style-name="ce86" table:formula="of:=IF([$B.L13]=&quot;&quot;;&quot;&quot;;[$T.L13]/[$B.L13])">
            <text:p/>
          </table:table-cell>
          <table:table-cell table:style-name="ce86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0"/>
          <table:table-cell table:style-name="ce86" table:formula="of:=IF([$B.L14]=&quot;&quot;;&quot;&quot;;[$T.L14]/[$B.L14])">
            <text:p/>
          </table:table-cell>
          <table:table-cell table:style-name="ce86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1"/>
          <table:table-cell table:style-name="ce86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за неделю</text:p>
          </table:table-cell>
          <table:table-cell table:style-name="ce21" table:formula="of:=IF([$B.B16]=0;&quot;&quot;;[$T.B16]/[$B.B16])" office:value-type="float" office:value="2.5531914893617" calcext:value-type="float">
            <text:p>2.55</text:p>
          </table:table-cell>
          <table:table-cell table:style-name="ce21" table:formula="of:=IF([$B.C16]=0;&quot;&quot;;[$T.C16]/[$B.C16])" office:value-type="float" office:value="2.65217391304348" calcext:value-type="float">
            <text:p>2.65</text:p>
          </table:table-cell>
          <table:table-cell table:style-name="ce21" table:formula="of:=IF([$B.D16]=0;&quot;&quot;;[$T.D16]/[$B.D16])" office:value-type="float" office:value="2.41825095057034" calcext:value-type="float">
            <text:p>2.42</text:p>
          </table:table-cell>
          <table:table-cell table:style-name="ce21" table:formula="of:=IF([$B.E16]=0;&quot;&quot;;[$T.E16]/[$B.E16])" office:value-type="float" office:value="2.42965779467681" calcext:value-type="float">
            <text:p>2.43</text:p>
          </table:table-cell>
          <table:table-cell table:style-name="ce21" table:formula="of:=IF([$B.F16]=0;&quot;&quot;;[$T.F16]/[$B.F16])" office:value-type="float" office:value="2.41666666666667" calcext:value-type="float">
            <text:p>2.42</text:p>
          </table:table-cell>
          <table:table-cell table:style-name="ce21" table:formula="of:=IF([$B.G16]=0;&quot;&quot;;[$T.G16]/[$B.G16])" office:value-type="float" office:value="2.53735632183908" calcext:value-type="float">
            <text:p>2.54</text:p>
          </table:table-cell>
          <table:table-cell table:style-name="ce21" table:formula="of:=IF([$B.H16]=0;&quot;&quot;;[$T.H16]/[$B.H16])" office:value-type="float" office:value="2.46007604562738" calcext:value-type="float">
            <text:p>2.46</text:p>
          </table:table-cell>
          <table:table-cell table:style-name="ce21" table:formula="of:=IF([$B.I16]=0;&quot;&quot;;[$T.I16]/[$B.I16])" office:value-type="float" office:value="2.07307692307692" calcext:value-type="float">
            <text:p>2.07</text:p>
          </table:table-cell>
          <table:table-cell table:style-name="ce21" table:formula="of:=IF([$B.J16]=0;&quot;&quot;;[$T.J16]/[$B.J16])" office:value-type="float" office:value="1.76543209876543" calcext:value-type="float">
            <text:p>1.77</text:p>
          </table:table-cell>
          <table:table-cell table:style-name="ce21" table:formula="of:=IF([$B.K16]=0;&quot;&quot;;[$T.K16]/[$B.K16])" office:value-type="float" office:value="1.06521739130435" calcext:value-type="float">
            <text:p>1.07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2.35402482979575" calcext:value-type="float">
            <text:p>2.35</text:p>
          </table:table-cell>
          <table:table-cell table:style-name="ce39"/>
          <table:table-cell table:style-name="ce39" office:value-type="float" office:value="2.35402482979575" calcext:value-type="float">
            <text:p>2.35402482979575</text:p>
          </table:table-cell>
          <table:table-cell table:style-name="ce39" table:number-columns-repeated="10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>
          <table:table-cell office:value-type="string" calcext:value-type="string">
            <text:p>Среднее время жизни когорты – 6 недель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office:value-type="string" calcext:value-type="string">
            <text:p>Есть слабая тенденция к росту APC к концу жизни когорты, но снижение количества покупателей её пересиливает.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 table:number-rows-repeated="15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 table:number-rows-repeated="2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959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7">
        <office:forms form:automatic-focus="false" form:apply-design-mode="false"/>
        <table:table-column table:style-name="co14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56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46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46" table:number-columns-repeated="9"/>
          <table:table-cell table:style-name="ce46" table:formula="of:=IF([$UA.L4]=&quot;&quot;;&quot;&quot;;[$AC.L6]/[$UA.L4])">
            <text:p/>
          </table:table-cell>
          <table:table-cell table:style-name="ce46" table:formula="of:=IF([$UA.M4]=&quot;&quot;;&quot;&quot;;[$AC.M6]/[$UA.M4])">
            <text:p/>
          </table:table-cell>
          <table:table-cell table:style-name="ce44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44"/>
          <table:table-cell table:style-name="ce46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46" table:number-columns-repeated="8"/>
          <table:table-cell table:style-name="ce46" table:formula="of:=IF([$UA.L5]=&quot;&quot;;&quot;&quot;;[$AC.L7]/[$UA.L5])">
            <text:p/>
          </table:table-cell>
          <table:table-cell table:style-name="ce46" table:formula="of:=IF([$UA.M5]=&quot;&quot;;&quot;&quot;;[$AC.M7]/[$UA.M5])">
            <text:p/>
          </table:table-cell>
          <table:table-cell table:style-name="ce44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44" table:number-columns-repeated="2"/>
          <table:table-cell table:style-name="ce46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46" table:number-columns-repeated="7"/>
          <table:table-cell table:style-name="ce46" table:formula="of:=IF([$UA.L6]=&quot;&quot;;&quot;&quot;;[$AC.L8]/[$UA.L6])">
            <text:p/>
          </table:table-cell>
          <table:table-cell table:style-name="ce46" table:formula="of:=IF([$UA.M6]=&quot;&quot;;&quot;&quot;;[$AC.M8]/[$UA.M6])">
            <text:p/>
          </table:table-cell>
          <table:table-cell table:style-name="ce44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44" table:number-columns-repeated="3"/>
          <table:table-cell table:style-name="ce46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46" table:number-columns-repeated="6"/>
          <table:table-cell table:style-name="ce46" table:formula="of:=IF([$UA.L7]=&quot;&quot;;&quot;&quot;;[$AC.L9]/[$UA.L7])">
            <text:p/>
          </table:table-cell>
          <table:table-cell table:style-name="ce46" table:formula="of:=IF([$UA.M7]=&quot;&quot;;&quot;&quot;;[$AC.M9]/[$UA.M7])">
            <text:p/>
          </table:table-cell>
          <table:table-cell table:style-name="ce44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44" table:number-columns-repeated="4"/>
          <table:table-cell table:style-name="ce46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46" table:number-columns-repeated="5"/>
          <table:table-cell table:style-name="ce46" table:formula="of:=IF([$UA.L8]=&quot;&quot;;&quot;&quot;;[$AC.L10]/[$UA.L8])">
            <text:p/>
          </table:table-cell>
          <table:table-cell table:style-name="ce46" table:formula="of:=IF([$UA.M8]=&quot;&quot;;&quot;&quot;;[$AC.M10]/[$UA.M8])">
            <text:p/>
          </table:table-cell>
          <table:table-cell table:style-name="ce44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44" table:number-columns-repeated="5"/>
          <table:table-cell table:style-name="ce46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46" table:number-columns-repeated="4"/>
          <table:table-cell table:style-name="ce46" table:formula="of:=IF([$UA.L9]=&quot;&quot;;&quot;&quot;;[$AC.L11]/[$UA.L9])">
            <text:p/>
          </table:table-cell>
          <table:table-cell table:style-name="ce46" table:formula="of:=IF([$UA.M9]=&quot;&quot;;&quot;&quot;;[$AC.M11]/[$UA.M9])">
            <text:p/>
          </table:table-cell>
          <table:table-cell table:style-name="ce44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44" table:number-columns-repeated="6"/>
          <table:table-cell table:style-name="ce46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46" table:number-columns-repeated="3"/>
          <table:table-cell table:style-name="ce46" table:formula="of:=IF([$UA.L10]=&quot;&quot;;&quot;&quot;;[$AC.L12]/[$UA.L10])">
            <text:p/>
          </table:table-cell>
          <table:table-cell table:style-name="ce46" table:formula="of:=IF([$UA.M10]=&quot;&quot;;&quot;&quot;;[$AC.M12]/[$UA.M10])">
            <text:p/>
          </table:table-cell>
          <table:table-cell table:style-name="ce44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44" table:number-columns-repeated="7"/>
          <table:table-cell table:style-name="ce46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46" table:number-columns-repeated="2"/>
          <table:table-cell table:style-name="ce46" table:formula="of:=IF([$UA.L11]=&quot;&quot;;&quot;&quot;;[$AC.L13]/[$UA.L11])">
            <text:p/>
          </table:table-cell>
          <table:table-cell table:style-name="ce46" table:formula="of:=IF([$UA.M11]=&quot;&quot;;&quot;&quot;;[$AC.M13]/[$UA.M11])">
            <text:p/>
          </table:table-cell>
          <table:table-cell table:style-name="ce44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44" table:number-columns-repeated="8"/>
          <table:table-cell table:style-name="ce46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46"/>
          <table:table-cell table:style-name="ce46" table:formula="of:=IF([$UA.L12]=&quot;&quot;;&quot;&quot;;[$AC.L14]/[$UA.L12])">
            <text:p/>
          </table:table-cell>
          <table:table-cell table:style-name="ce46" table:formula="of:=IF([$UA.M12]=&quot;&quot;;&quot;&quot;;[$AC.M14]/[$UA.M12])">
            <text:p/>
          </table:table-cell>
          <table:table-cell table:style-name="ce44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44" table:number-columns-repeated="9"/>
          <table:table-cell table:style-name="ce46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46" table:formula="of:=IF([$UA.L13]=&quot;&quot;;&quot;&quot;;[$AC.L15]/[$UA.L13])">
            <text:p/>
          </table:table-cell>
          <table:table-cell table:style-name="ce46" table:formula="of:=IF([$UA.M13]=&quot;&quot;;&quot;&quot;;[$AC.M15]/[$UA.M13])">
            <text:p/>
          </table:table-cell>
          <table:table-cell table:style-name="ce44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0"/>
          <table:table-cell table:style-name="ce46" table:formula="of:=IF([$UA.L14]=&quot;&quot;;&quot;&quot;;[$AC.L16]/[$UA.L14])">
            <text:p/>
          </table:table-cell>
          <table:table-cell table:style-name="ce46" table:formula="of:=IF([$UA.M14]=&quot;&quot;;&quot;&quot;;[$AC.M16]/[$UA.M14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1"/>
          <table:table-cell table:style-name="ce46" table:formula="of:=IF([$UA.M15]=&quot;&quot;;&quot;&quot;;[$AC.M17]/[$UA.M15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7" office:value-type="string" calcext:value-type="string">
            <text:p>Итого за неделю</text:p>
          </table:table-cell>
          <table:table-cell table:style-name="ce58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58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58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58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58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58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58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58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58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58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58" table:formula="of:=IF([$UA.L16]=0;&quot;&quot;;[$AC.L18]/[$UA.L16])">
            <text:p/>
          </table:table-cell>
          <table:table-cell table:style-name="ce58" table:formula="of:=IF([$UA.M16]=0;&quot;&quot;;[$AC.M18]/[$UA.M16])">
            <text:p/>
          </table:table-cell>
          <table:table-cell table:style-name="ce58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office:forms form:automatic-focus="false" form:apply-design-mode="false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visibility="collapse" table:number-columns-repeated="2" table:default-cell-style-name="Default"/>
        <table:table-column table:style-name="co19" table:default-cell-style-name="Default"/>
        <table:table-column table:style-name="co5" table:number-columns-repeated="50" table:default-cell-style-name="Default"/>
        <table:table-row table:style-name="ro2">
          <table:table-cell table:style-name="ce38" office:value-type="string" calcext:value-type="string">
            <text:p>Денежный поток по когортам и неделям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3" table:number-rows-spanned="1">
            <text:p>Недели</text:p>
          </table:table-cell>
          <table:covered-table-cell table:number-columns-repeated="12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9" office:value-type="string" calcext:value-type="string">
            <text:p>Когорта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60" office:value-type="float" office:value="229921" calcext:value-type="float">
            <text:p>229921</text:p>
          </table:table-cell>
          <table:table-cell table:style-name="ce60" office:value-type="float" office:value="155228" calcext:value-type="float">
            <text:p>155228</text:p>
          </table:table-cell>
          <table:table-cell table:style-name="ce60" office:value-type="float" office:value="87832" calcext:value-type="float">
            <text:p>87832</text:p>
          </table:table-cell>
          <table:table-cell table:style-name="ce60" office:value-type="float" office:value="37662" calcext:value-type="float">
            <text:p>37662</text:p>
          </table:table-cell>
          <table:table-cell table:style-name="ce60" office:value-type="float" office:value="23635" calcext:value-type="float">
            <text:p>23635</text:p>
          </table:table-cell>
          <table:table-cell table:style-name="ce60" office:value-type="float" office:value="25321" calcext:value-type="float">
            <text:p>25321</text:p>
          </table:table-cell>
          <table:table-cell table:style-name="ce60" office:value-type="float" office:value="31466" calcext:value-type="float">
            <text:p>31466</text:p>
          </table:table-cell>
          <table:table-cell table:style-name="ce60" office:value-type="float" office:value="16614" calcext:value-type="float">
            <text:p>16614</text:p>
          </table:table-cell>
          <table:table-cell table:style-name="ce60" office:value-type="float" office:value="15093" calcext:value-type="float">
            <text:p>15093</text:p>
          </table:table-cell>
          <table:table-cell table:style-name="ce60" office:value-type="float" office:value="5806" calcext:value-type="float">
            <text:p>5806</text:p>
          </table:table-cell>
          <table:table-cell table:style-name="ce46" table:number-columns-repeated="2"/>
          <table:table-cell table:style-name="ce44" table:formula="of:=SUM([.B4:.M4])" office:value-type="currency" office:currency="RUR" office:value="628578" calcext:value-type="currency">
            <text:p>р.628,578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61"/>
          <table:table-cell table:style-name="ce60" office:value-type="float" office:value="292817" calcext:value-type="float">
            <text:p>292817</text:p>
          </table:table-cell>
          <table:table-cell table:style-name="ce60" office:value-type="float" office:value="203343" calcext:value-type="float">
            <text:p>203343</text:p>
          </table:table-cell>
          <table:table-cell table:style-name="ce60" office:value-type="float" office:value="80501" calcext:value-type="float">
            <text:p>80501</text:p>
          </table:table-cell>
          <table:table-cell table:style-name="ce60" office:value-type="float" office:value="36713" calcext:value-type="float">
            <text:p>36713</text:p>
          </table:table-cell>
          <table:table-cell table:style-name="ce60" office:value-type="float" office:value="47201" calcext:value-type="float">
            <text:p>47201</text:p>
          </table:table-cell>
          <table:table-cell table:style-name="ce60" office:value-type="float" office:value="37392" calcext:value-type="float">
            <text:p>37392</text:p>
          </table:table-cell>
          <table:table-cell table:style-name="ce60" office:value-type="float" office:value="36901" calcext:value-type="float">
            <text:p>36901</text:p>
          </table:table-cell>
          <table:table-cell table:style-name="ce60" office:value-type="float" office:value="22011" calcext:value-type="float">
            <text:p>22011</text:p>
          </table:table-cell>
          <table:table-cell table:style-name="ce60" office:value-type="float" office:value="5395" calcext:value-type="float">
            <text:p>5395</text:p>
          </table:table-cell>
          <table:table-cell table:style-name="ce46" table:number-columns-repeated="2"/>
          <table:table-cell table:style-name="ce44" table:formula="of:=SUM([.B5:.M5])" office:value-type="currency" office:currency="RUR" office:value="762274" calcext:value-type="currency">
            <text:p>р.762,274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61" table:number-columns-repeated="2"/>
          <table:table-cell table:style-name="ce60" office:value-type="float" office:value="195111" calcext:value-type="float">
            <text:p>195111</text:p>
          </table:table-cell>
          <table:table-cell table:style-name="ce60" office:value-type="float" office:value="132068" calcext:value-type="float">
            <text:p>132068</text:p>
          </table:table-cell>
          <table:table-cell table:style-name="ce60" office:value-type="float" office:value="59346" calcext:value-type="float">
            <text:p>59346</text:p>
          </table:table-cell>
          <table:table-cell table:style-name="ce60" office:value-type="float" office:value="44332" calcext:value-type="float">
            <text:p>44332</text:p>
          </table:table-cell>
          <table:table-cell table:style-name="ce60" office:value-type="float" office:value="30510" calcext:value-type="float">
            <text:p>30510</text:p>
          </table:table-cell>
          <table:table-cell table:style-name="ce60" office:value-type="float" office:value="20576" calcext:value-type="float">
            <text:p>20576</text:p>
          </table:table-cell>
          <table:table-cell table:style-name="ce60" office:value-type="float" office:value="32275" calcext:value-type="float">
            <text:p>32275</text:p>
          </table:table-cell>
          <table:table-cell table:style-name="ce60" office:value-type="float" office:value="6158" calcext:value-type="float">
            <text:p>6158</text:p>
          </table:table-cell>
          <table:table-cell table:style-name="ce46" table:number-columns-repeated="2"/>
          <table:table-cell table:style-name="ce44" table:formula="of:=SUM([.B6:.M6])" office:value-type="currency" office:currency="RUR" office:value="520376" calcext:value-type="currency">
            <text:p>р.520,37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61" table:number-columns-repeated="3"/>
          <table:table-cell table:style-name="ce60" office:value-type="float" office:value="242322" calcext:value-type="float">
            <text:p>242322</text:p>
          </table:table-cell>
          <table:table-cell table:style-name="ce60" office:value-type="float" office:value="118870" calcext:value-type="float">
            <text:p>118870</text:p>
          </table:table-cell>
          <table:table-cell table:style-name="ce60" office:value-type="float" office:value="58137" calcext:value-type="float">
            <text:p>58137</text:p>
          </table:table-cell>
          <table:table-cell table:style-name="ce60" office:value-type="float" office:value="46552" calcext:value-type="float">
            <text:p>46552</text:p>
          </table:table-cell>
          <table:table-cell table:style-name="ce60" office:value-type="float" office:value="33849" calcext:value-type="float">
            <text:p>33849</text:p>
          </table:table-cell>
          <table:table-cell table:style-name="ce60" office:value-type="float" office:value="32562" calcext:value-type="float">
            <text:p>32562</text:p>
          </table:table-cell>
          <table:table-cell table:style-name="ce60" office:value-type="float" office:value="12219" calcext:value-type="float">
            <text:p>12219</text:p>
          </table:table-cell>
          <table:table-cell table:style-name="ce46" table:number-columns-repeated="2"/>
          <table:table-cell table:style-name="ce44" table:formula="of:=SUM([.B7:.M7])" office:value-type="currency" office:currency="RUR" office:value="544511" calcext:value-type="currency">
            <text:p>р.544,51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61" table:number-columns-repeated="4"/>
          <table:table-cell table:style-name="ce60" office:value-type="float" office:value="311007" calcext:value-type="float">
            <text:p>311007</text:p>
          </table:table-cell>
          <table:table-cell table:style-name="ce60" office:value-type="float" office:value="190580" calcext:value-type="float">
            <text:p>190580</text:p>
          </table:table-cell>
          <table:table-cell table:style-name="ce60" office:value-type="float" office:value="88583" calcext:value-type="float">
            <text:p>88583</text:p>
          </table:table-cell>
          <table:table-cell table:style-name="ce60" office:value-type="float" office:value="68707" calcext:value-type="float">
            <text:p>68707</text:p>
          </table:table-cell>
          <table:table-cell table:style-name="ce60" office:value-type="float" office:value="51856" calcext:value-type="float">
            <text:p>51856</text:p>
          </table:table-cell>
          <table:table-cell table:style-name="ce60" office:value-type="float" office:value="18112" calcext:value-type="float">
            <text:p>18112</text:p>
          </table:table-cell>
          <table:table-cell table:style-name="ce46" table:number-columns-repeated="2"/>
          <table:table-cell table:style-name="ce44" table:formula="of:=SUM([.B8:.M8])" office:value-type="currency" office:currency="RUR" office:value="728845" calcext:value-type="currency">
            <text:p>р.728,84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61" table:number-columns-repeated="5"/>
          <table:table-cell table:style-name="ce60" office:value-type="float" office:value="340787" calcext:value-type="float">
            <text:p>340787</text:p>
          </table:table-cell>
          <table:table-cell table:style-name="ce60" office:value-type="float" office:value="253374" calcext:value-type="float">
            <text:p>253374</text:p>
          </table:table-cell>
          <table:table-cell table:style-name="ce60" office:value-type="float" office:value="97362" calcext:value-type="float">
            <text:p>97362</text:p>
          </table:table-cell>
          <table:table-cell table:style-name="ce60" office:value-type="float" office:value="69376" calcext:value-type="float">
            <text:p>69376</text:p>
          </table:table-cell>
          <table:table-cell table:style-name="ce60" office:value-type="float" office:value="18583" calcext:value-type="float">
            <text:p>18583</text:p>
          </table:table-cell>
          <table:table-cell table:style-name="ce46" table:number-columns-repeated="2"/>
          <table:table-cell table:style-name="ce44" table:formula="of:=SUM([.B9:.M9])" office:value-type="currency" office:currency="RUR" office:value="779482" calcext:value-type="currency">
            <text:p>р.779,48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61" table:number-columns-repeated="6"/>
          <table:table-cell table:style-name="ce60" office:value-type="float" office:value="202869" calcext:value-type="float">
            <text:p>202869</text:p>
          </table:table-cell>
          <table:table-cell table:style-name="ce60" office:value-type="float" office:value="142586" calcext:value-type="float">
            <text:p>142586</text:p>
          </table:table-cell>
          <table:table-cell table:style-name="ce60" office:value-type="float" office:value="74390" calcext:value-type="float">
            <text:p>74390</text:p>
          </table:table-cell>
          <table:table-cell table:style-name="ce60" office:value-type="float" office:value="18045" calcext:value-type="float">
            <text:p>18045</text:p>
          </table:table-cell>
          <table:table-cell table:style-name="ce46" table:number-columns-repeated="2"/>
          <table:table-cell table:style-name="ce44" table:formula="of:=SUM([.B10:.M10])" office:value-type="currency" office:currency="RUR" office:value="437890" calcext:value-type="currency">
            <text:p>р.437,89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61" table:number-columns-repeated="7"/>
          <table:table-cell table:style-name="ce60" office:value-type="float" office:value="248524" calcext:value-type="float">
            <text:p>248524</text:p>
          </table:table-cell>
          <table:table-cell table:style-name="ce60" office:value-type="float" office:value="172690" calcext:value-type="float">
            <text:p>172690</text:p>
          </table:table-cell>
          <table:table-cell table:style-name="ce60" office:value-type="float" office:value="30087" calcext:value-type="float">
            <text:p>30087</text:p>
          </table:table-cell>
          <table:table-cell table:style-name="ce46" table:number-columns-repeated="2"/>
          <table:table-cell table:style-name="ce44" table:formula="of:=SUM([.B11:.M11])" office:value-type="currency" office:currency="RUR" office:value="451301" calcext:value-type="currency">
            <text:p>р.451,30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61" table:number-columns-repeated="8"/>
          <table:table-cell table:style-name="ce60" office:value-type="float" office:value="190559" calcext:value-type="float">
            <text:p>190559</text:p>
          </table:table-cell>
          <table:table-cell table:style-name="ce60" office:value-type="float" office:value="77150" calcext:value-type="float">
            <text:p>77150</text:p>
          </table:table-cell>
          <table:table-cell table:style-name="ce46" table:number-columns-repeated="2"/>
          <table:table-cell table:style-name="ce44" table:formula="of:=SUM([.B12:.M12])" office:value-type="currency" office:currency="RUR" office:value="267709" calcext:value-type="currency">
            <text:p>р.267,7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61" table:number-columns-repeated="9"/>
          <table:table-cell table:style-name="ce60" office:value-type="float" office:value="5968" calcext:value-type="float">
            <text:p>5968</text:p>
          </table:table-cell>
          <table:table-cell table:style-name="ce46" table:number-columns-repeated="2"/>
          <table:table-cell table:style-name="ce44" table:formula="of:=SUM([.B13:.M13])" office:value-type="currency" office:currency="RUR" office:value="5968" calcext:value-type="currency">
            <text:p>р.5,968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 table:formula="of:=SUM([.B14:.M14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 table:formula="of:=SUM([.B15:.M15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4:.B15])" office:value-type="currency" office:currency="RUR" office:value="229921" calcext:value-type="currency">
            <text:p>р.229,921.00</text:p>
          </table:table-cell>
          <table:table-cell table:style-name="ce44" table:formula="of:=SUM([.C4:.C15])" office:value-type="currency" office:currency="RUR" office:value="448045" calcext:value-type="currency">
            <text:p>р.448,045.00</text:p>
          </table:table-cell>
          <table:table-cell table:style-name="ce44" table:formula="of:=SUM([.D4:.D15])" office:value-type="currency" office:currency="RUR" office:value="486286" calcext:value-type="currency">
            <text:p>р.486,286.00</text:p>
          </table:table-cell>
          <table:table-cell table:style-name="ce44" table:formula="of:=SUM([.E4:.E15])" office:value-type="currency" office:currency="RUR" office:value="492553" calcext:value-type="currency">
            <text:p>р.492,553.00</text:p>
          </table:table-cell>
          <table:table-cell table:style-name="ce44" table:formula="of:=SUM([.F4:.F15])" office:value-type="currency" office:currency="RUR" office:value="549571" calcext:value-type="currency">
            <text:p>р.549,571.00</text:p>
          </table:table-cell>
          <table:table-cell table:style-name="ce44" table:formula="of:=SUM([.G4:.G15])" office:value-type="currency" office:currency="RUR" office:value="706358" calcext:value-type="currency">
            <text:p>р.706,358.00</text:p>
          </table:table-cell>
          <table:table-cell table:style-name="ce44" table:formula="of:=SUM([.H4:.H15])" office:value-type="currency" office:currency="RUR" office:value="690746" calcext:value-type="currency">
            <text:p>р.690,746.00</text:p>
          </table:table-cell>
          <table:table-cell table:style-name="ce44" table:formula="of:=SUM([.I4:.I15])" office:value-type="currency" office:currency="RUR" office:value="665119" calcext:value-type="currency">
            <text:p>р.665,119.00</text:p>
          </table:table-cell>
          <table:table-cell table:style-name="ce44" table:formula="of:=SUM([.J4:.J15])" office:value-type="currency" office:currency="RUR" office:value="660812" calcext:value-type="currency">
            <text:p>р.660,812.00</text:p>
          </table:table-cell>
          <table:table-cell table:style-name="ce44" table:formula="of:=SUM([.K4:.K15])" office:value-type="currency" office:currency="RUR" office:value="197523" calcext:value-type="currency">
            <text:p>р.197,523.00</text:p>
          </table:table-cell>
          <table:table-cell table:style-name="ce44" table:number-columns-repeated="2"/>
          <table:table-cell table:style-name="ce44" table:formula="of:=SUM([.N4:.N15])" office:value-type="currency" office:currency="RUR" office:value="5126934" calcext:value-type="currency">
            <text:p>р.5,126,934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table:number-columns-repeated="7"/>
          <table:table-cell table:style-name="ce39" office:value-type="string" calcext:value-type="string">
            <text:p><text:s text:c="38"/></text:p>
          </table:table-cell>
          <table:table-cell table:style-name="ce39" table:number-columns-repeated="18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20" table:number-columns-repeated="8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5">
          <table:table-cell table:style-name="ce42" office:value-type="string" calcext:value-type="string">
            <text:p>Когорта</text:p>
          </table:table-cell>
          <table:table-cell table:style-name="ce42" office:value-type="string" calcext:value-type="string">
            <office:annotation draw:style-name="gr2" draw:text-style-name="P2" svg:width="82.18pt" svg:height="51pt" svg:x="193.18pt" svg:y="0pt" draw:caption-point-x="-17.29pt" draw:caption-point-y="25.88pt">
              <dc:creator>Г</dc:creator>
              <dc:date>2019-10-12T00:00:00</dc:date>
              <text:p text:style-name="P1"><text:span text:style-name="T2">Привлечено </text:span><text:span text:style-name="T2">пользователей</text:span></text:p>
            </office:annotation>
            <text:p>UA</text:p>
          </table:table-cell>
          <table:table-cell table:style-name="ce81" office:value-type="string" calcext:value-type="string">
            <office:annotation draw:style-name="gr2" draw:text-style-name="P2" svg:width="82.18pt" svg:height="51pt" svg:x="260.65pt" svg:y="0pt" draw:caption-point-x="-17.29pt" draw:caption-point-y="25.88pt">
              <dc:creator>Г</dc:creator>
              <dc:date>2019-10-12T00:00:00</dc:date>
              <text:p text:style-name="P1"><text:span text:style-name="T2">Конверсия </text:span><text:span text:style-name="T2">пользователи → </text:span><text:span text:style-name="T2">покупатели</text:span></text:p>
              <text:p text:style-name="P1"><text:span text:style-name="T2"/></text:p>
            </office:annotation>
            <text:p>C1</text:p>
          </table:table-cell>
          <table:table-cell table:style-name="ce42" office:value-type="string" calcext:value-type="string">
            <office:annotation draw:style-name="gr2" draw:text-style-name="P2" svg:width="82.18pt" svg:height="51pt" svg:x="328.08pt" svg:y="0pt" draw:caption-point-x="-17.29pt" draw:caption-point-y="25.88pt">
              <dc:creator>Г</dc:creator>
              <dc:date>2019-10-12T00:00:00</dc:date>
              <text:p text:style-name="P1"><text:span text:style-name="T2">Кол-во </text:span><text:span text:style-name="T2">покупателей в </text:span><text:span text:style-name="T2">когорте</text:span></text:p>
            </office:annotation>
            <text:p>B</text:p>
          </table:table-cell>
          <table:table-cell table:style-name="ce42" office:value-type="string" calcext:value-type="string">
            <office:annotation draw:style-name="gr2" draw:text-style-name="P2" svg:width="82.18pt" svg:height="51pt" svg:x="395.55pt" svg:y="0pt" draw:caption-point-x="-17.29pt" draw:caption-point-y="25.88pt">
              <dc:creator>Г</dc:creator>
              <dc:date>2019-10-12T00:00:00</dc:date>
              <text:p text:style-name="P1"><text:span text:style-name="T2">Средний чек</text:span></text:p>
            </office:annotation>
            <text:p>AvP</text:p>
          </table:table-cell>
          <table:table-cell table:style-name="ce42" office:value-type="string" calcext:value-type="string">
            <office:annotation draw:style-name="gr2" draw:text-style-name="P2" svg:width="82.18pt" svg:height="51pt" svg:x="462.98pt" svg:y="0pt" draw:caption-point-x="-17.29pt" draw:caption-point-y="25.88pt">
              <dc:creator>Г</dc:creator>
              <dc:date>2019-10-12T00:00:00</dc:date>
              <text:p text:style-name="P1"><text:span text:style-name="T2">Собственные </text:span><text:span text:style-name="T2">затраты (в </text:span><text:span text:style-name="T2">нашем случае 0)</text:span></text:p>
            </office:annotation>
            <text:p>COGS</text:p>
          </table:table-cell>
          <table:table-cell table:style-name="ce42" office:value-type="string" calcext:value-type="string">
            <office:annotation draw:style-name="gr2" draw:text-style-name="P2" svg:width="82.18pt" svg:height="51pt" svg:x="530.45pt" svg:y="0pt" draw:caption-point-x="-17.29pt" draw:caption-point-y="25.88pt">
              <dc:creator>Г</dc:creator>
              <dc:date>2019-10-12T00:00:00</dc:date>
              <text:p text:style-name="P1"><text:span text:style-name="T2">Кол-во покупок </text:span><text:span text:style-name="T2">на покупателя</text:span></text:p>
            </office:annotation>
            <text:p>APC</text:p>
          </table:table-cell>
          <table:table-cell table:style-name="ce42" office:value-type="string" calcext:value-type="string">
            <office:annotation draw:style-name="gr2" draw:text-style-name="P2" svg:width="82.18pt" svg:height="51pt" svg:x="597.88pt" svg:y="0pt" draw:caption-point-x="-17.29pt" draw:caption-point-y="25.88pt">
              <dc:creator>Г</dc:creator>
              <dc:date>2019-10-12T00:00:00</dc:date>
              <text:p text:style-name="P1"><text:span text:style-name="T2">Средний Gross </text:span><text:span text:style-name="T2">доход на </text:span><text:span text:style-name="T2">покупателя</text:span></text:p>
            </office:annotation>
            <text:p>ARPC</text:p>
          </table:table-cell>
          <table:table-cell table:style-name="ce42" office:value-type="string" calcext:value-type="string">
            <office:annotation draw:style-name="gr2" draw:text-style-name="P2" svg:width="82.18pt" svg:height="51pt" svg:x="665.35pt" svg:y="0pt" draw:caption-point-x="-17.29pt" draw:caption-point-y="25.88pt">
              <dc:creator>Г</dc:creator>
              <dc:date>2019-10-12T00:00:00</dc:date>
              <text:p text:style-name="P1"><text:span text:style-name="T2">СреднийGross </text:span><text:span text:style-name="T2">доход на </text:span><text:span text:style-name="T2">посетителя</text:span></text:p>
            </office:annotation>
            <text:p>ARPU</text:p>
          </table:table-cell>
          <table:table-cell table:style-name="ce42" office:value-type="string" calcext:value-type="string">
            <office:annotation draw:style-name="gr2" draw:text-style-name="P2" svg:width="82.18pt" svg:height="51pt" svg:x="727.26pt" svg:y="0pt" draw:caption-point-x="-17.29pt" draw:caption-point-y="25.88pt">
              <dc:creator>Г</dc:creator>
              <dc:date>2019-10-12T00:00:00</dc:date>
              <text:p text:style-name="P1"><text:span text:style-name="T2">Стоимость </text:span><text:span text:style-name="T2">привлечения</text:span></text:p>
            </office:annotation>
            <text:p>CPA</text:p>
          </table:table-cell>
          <table:table-cell table:style-name="ce42" office:value-type="string" calcext:value-type="string">
            <office:annotation draw:style-name="gr3" draw:text-style-name="P2" svg:width="82.18pt" svg:height="84.08pt" svg:x="815.39pt" svg:y="0pt" draw:caption-point-x="-17.29pt" draw:caption-point-y="25.88pt">
              <dc:creator>Г</dc:creator>
              <dc:date>2019-10-12T00:00:00</dc:date>
              <text:p text:style-name="P1"><text:span text:style-name="T2">Contribution </text:span><text:span text:style-name="T2">Margin. Доход с </text:span><text:span text:style-name="T2">посетителя за </text:span><text:span text:style-name="T2">вычетом </text:span><text:span text:style-name="T2">стоимости </text:span><text:span text:style-name="T2">привлечения</text:span></text:p>
              <text:p text:style-name="P1"><text:span text:style-name="T2"/></text:p>
            </office:annotation>
            <text:p>CM</text:p>
          </table:table-cell>
          <table:table-cell table:style-name="ce42" office:value-type="string" calcext:value-type="string">
            <office:annotation draw:style-name="gr2" draw:text-style-name="P2" svg:width="82.18pt" svg:height="51pt" svg:x="877.29pt" svg:y="0pt" draw:caption-point-x="-17.29pt" draw:caption-point-y="25.88pt">
              <dc:creator>Г</dc:creator>
              <dc:date>2019-10-12T00:00:00</dc:date>
              <text:p text:style-name="P1"><text:span text:style-name="T2">Возврат </text:span><text:span text:style-name="T2">маркетинговых </text:span><text:span text:style-name="T2">инвестиций</text:span></text:p>
            </office:annotation>
            <text:p>ROMI</text:p>
          </table:table-cell>
          <table:table-cell table:style-name="ce88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51" table:formula="of:=[$UA.N4]" office:value-type="float" office:value="381" calcext:value-type="float">
            <text:p>381</text:p>
          </table:table-cell>
          <table:table-cell table:style-name="ce82" table:formula="of:=IF([.B4]=0;&quot;&quot;;[.D4]/[.B4])" office:value-type="percentage" office:value="0.700787401574803" calcext:value-type="percentage">
            <text:p>70.08%</text:p>
          </table:table-cell>
          <table:table-cell table:style-name="ce51" table:formula="of:=[$B.N4]" office:value-type="float" office:value="267" calcext:value-type="float">
            <text:p>267</text:p>
          </table:table-cell>
          <table:table-cell table:style-name="ce46" table:formula="of:=[$Money.N4]/[$T.N4]" office:value-type="currency" office:currency="RUR" office:value="896.687589158345" calcext:value-type="currency">
            <text:p>р.896.6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4]" office:value-type="float" office:value="2.62546816479401" calcext:value-type="float">
            <text:p>2.63</text:p>
          </table:table-cell>
          <table:table-cell table:style-name="ce46" table:formula="of:=([.E4]-[.E4]*[.F4])*[.G4]" office:value-type="currency" office:currency="RUR" office:value="2354.22471910112" calcext:value-type="currency">
            <text:p>р.2,354.22</text:p>
          </table:table-cell>
          <table:table-cell table:style-name="ce46" table:formula="of:=[.H4]*[.C4]" office:value-type="currency" office:currency="RUR" office:value="1649.81102362205" calcext:value-type="currency">
            <text:p>р.1,649.81</text:p>
          </table:table-cell>
          <table:table-cell table:style-name="ce46" table:formula="of:=[$CPA.N4]" office:value-type="currency" office:currency="RUR" office:value="353.858267716535" calcext:value-type="currency">
            <text:p>р.353.86</text:p>
          </table:table-cell>
          <table:table-cell table:style-name="ce46" table:formula="of:=[.B4]*([.I4]-[.J4])" office:value-type="currency" office:currency="RUR" office:value="493758" calcext:value-type="currency">
            <text:p>р.493,758.00</text:p>
          </table:table-cell>
          <table:table-cell table:style-name="ce82" table:formula="of:=[.I4]/[.J4]" office:value-type="percentage" office:value="4.66234979973298" calcext:value-type="percentage">
            <text:p>466.23%</text:p>
          </table:table-cell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1" table:formula="of:=[$UA.N5]" office:value-type="float" office:value="476" calcext:value-type="float">
            <text:p>476</text:p>
          </table:table-cell>
          <table:table-cell table:style-name="ce82" table:formula="of:=IF([.B5]=0;&quot;&quot;;[.D5]/[.B5])" office:value-type="percentage" office:value="0.716386554621849" calcext:value-type="percentage">
            <text:p>71.64%</text:p>
          </table:table-cell>
          <table:table-cell table:style-name="ce51" table:formula="of:=[$B.N5]" office:value-type="float" office:value="341" calcext:value-type="float">
            <text:p>341</text:p>
          </table:table-cell>
          <table:table-cell table:style-name="ce46" table:formula="of:=[$Money.N5]/[$T.N5]" office:value-type="currency" office:currency="RUR" office:value="852.65548098434" calcext:value-type="currency">
            <text:p>р.852.6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5]" office:value-type="float" office:value="2.6217008797654" calcext:value-type="float">
            <text:p>2.62</text:p>
          </table:table-cell>
          <table:table-cell table:style-name="ce46" table:formula="of:=([.E5]-[.E5]*[.F5])*[.G5]" office:value-type="currency" office:currency="RUR" office:value="2235.40762463343" calcext:value-type="currency">
            <text:p>р.2,235.41</text:p>
          </table:table-cell>
          <table:table-cell table:style-name="ce46" table:formula="of:=[.H5]*[.C5]" office:value-type="currency" office:currency="RUR" office:value="1601.41596638655" calcext:value-type="currency">
            <text:p>р.1,601.42</text:p>
          </table:table-cell>
          <table:table-cell table:style-name="ce46" table:formula="of:=[$CPA.N5]" office:value-type="currency" office:currency="RUR" office:value="347.039915966387" calcext:value-type="currency">
            <text:p>р.347.04</text:p>
          </table:table-cell>
          <table:table-cell table:style-name="ce46" table:formula="of:=[.B5]*([.I5]-[.J5])" office:value-type="currency" office:currency="RUR" office:value="597083" calcext:value-type="currency">
            <text:p>р.597,083.00</text:p>
          </table:table-cell>
          <table:table-cell table:style-name="ce82" table:formula="of:=[.I5]/[.J5]" office:value-type="percentage" office:value="4.61450078999461" calcext:value-type="percentage">
            <text:p>461.4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1" table:formula="of:=[$UA.N6]" office:value-type="float" office:value="340" calcext:value-type="float">
            <text:p>340</text:p>
          </table:table-cell>
          <table:table-cell table:style-name="ce82" table:formula="of:=IF([.B6]=0;&quot;&quot;;[.D6]/[.B6])" office:value-type="percentage" office:value="0.697058823529412" calcext:value-type="percentage">
            <text:p>69.71%</text:p>
          </table:table-cell>
          <table:table-cell table:style-name="ce51" table:formula="of:=[$B.N6]" office:value-type="float" office:value="237" calcext:value-type="float">
            <text:p>237</text:p>
          </table:table-cell>
          <table:table-cell table:style-name="ce46" table:formula="of:=[$Money.N6]/[$T.N6]" office:value-type="currency" office:currency="RUR" office:value="886.500851788756" calcext:value-type="currency">
            <text:p>р.886.50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6]" office:value-type="float" office:value="2.47679324894515" calcext:value-type="float">
            <text:p>2.48</text:p>
          </table:table-cell>
          <table:table-cell table:style-name="ce46" table:formula="of:=([.E6]-[.E6]*[.F6])*[.G6]" office:value-type="currency" office:currency="RUR" office:value="2195.67932489451" calcext:value-type="currency">
            <text:p>р.2,195.68</text:p>
          </table:table-cell>
          <table:table-cell table:style-name="ce46" table:formula="of:=[.H6]*[.C6]" office:value-type="currency" office:currency="RUR" office:value="1530.51764705882" calcext:value-type="currency">
            <text:p>р.1,530.52</text:p>
          </table:table-cell>
          <table:table-cell table:style-name="ce46" table:formula="of:=[$CPA.N6]" office:value-type="currency" office:currency="RUR" office:value="354.211764705882" calcext:value-type="currency">
            <text:p>р.354.21</text:p>
          </table:table-cell>
          <table:table-cell table:style-name="ce46" table:formula="of:=[.B6]*([.I6]-[.J6])" office:value-type="currency" office:currency="RUR" office:value="399944" calcext:value-type="currency">
            <text:p>р.399,944.00</text:p>
          </table:table-cell>
          <table:table-cell table:style-name="ce82" table:formula="of:=[.I6]/[.J6]" office:value-type="percentage" office:value="4.32091138567823" calcext:value-type="percentage">
            <text:p>432.09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1" table:formula="of:=[$UA.N7]" office:value-type="float" office:value="347" calcext:value-type="float">
            <text:p>347</text:p>
          </table:table-cell>
          <table:table-cell table:style-name="ce82" table:formula="of:=IF([.B7]=0;&quot;&quot;;[.D7]/[.B7])" office:value-type="percentage" office:value="0.763688760806916" calcext:value-type="percentage">
            <text:p>76.37%</text:p>
          </table:table-cell>
          <table:table-cell table:style-name="ce51" table:formula="of:=[$B.N7]" office:value-type="float" office:value="265" calcext:value-type="float">
            <text:p>265</text:p>
          </table:table-cell>
          <table:table-cell table:style-name="ce46" table:formula="of:=[$Money.N7]/[$T.N7]" office:value-type="currency" office:currency="RUR" office:value="865.677265500795" calcext:value-type="currency">
            <text:p>р.865.68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7]" office:value-type="float" office:value="2.37358490566038" calcext:value-type="float">
            <text:p>2.37</text:p>
          </table:table-cell>
          <table:table-cell table:style-name="ce46" table:formula="of:=([.E7]-[.E7]*[.F7])*[.G7]" office:value-type="currency" office:currency="RUR" office:value="2054.75849056604" calcext:value-type="currency">
            <text:p>р.2,054.76</text:p>
          </table:table-cell>
          <table:table-cell table:style-name="ce46" table:formula="of:=[.H7]*[.C7]" office:value-type="currency" office:currency="RUR" office:value="1569.19596541787" calcext:value-type="currency">
            <text:p>р.1,569.20</text:p>
          </table:table-cell>
          <table:table-cell table:style-name="ce46" table:formula="of:=[$CPA.N7]" office:value-type="currency" office:currency="RUR" office:value="349.314121037464" calcext:value-type="currency">
            <text:p>р.349.31</text:p>
          </table:table-cell>
          <table:table-cell table:style-name="ce46" table:formula="of:=[.B7]*([.I7]-[.J7])" office:value-type="currency" office:currency="RUR" office:value="423299" calcext:value-type="currency">
            <text:p>р.423,299.00</text:p>
          </table:table-cell>
          <table:table-cell table:style-name="ce82" table:formula="of:=[.I7]/[.J7]" office:value-type="percentage" office:value="4.49222024222024" calcext:value-type="percentage">
            <text:p>449.22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1" table:formula="of:=[$UA.N8]" office:value-type="float" office:value="495" calcext:value-type="float">
            <text:p>495</text:p>
          </table:table-cell>
          <table:table-cell table:style-name="ce82" table:formula="of:=IF([.B8]=0;&quot;&quot;;[.D8]/[.B8])" office:value-type="percentage" office:value="0.688888888888889" calcext:value-type="percentage">
            <text:p>68.89%</text:p>
          </table:table-cell>
          <table:table-cell table:style-name="ce51" table:formula="of:=[$B.N8]" office:value-type="float" office:value="341" calcext:value-type="float">
            <text:p>341</text:p>
          </table:table-cell>
          <table:table-cell table:style-name="ce46" table:formula="of:=[$Money.N8]/[$T.N8]" office:value-type="currency" office:currency="RUR" office:value="893.192401960784" calcext:value-type="currency">
            <text:p>р.893.1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8]" office:value-type="float" office:value="2.39296187683284" calcext:value-type="float">
            <text:p>2.39</text:p>
          </table:table-cell>
          <table:table-cell table:style-name="ce46" table:formula="of:=([.E8]-[.E8]*[.F8])*[.G8]" office:value-type="currency" office:currency="RUR" office:value="2137.37536656892" calcext:value-type="currency">
            <text:p>р.2,137.38</text:p>
          </table:table-cell>
          <table:table-cell table:style-name="ce46" table:formula="of:=[.H8]*[.C8]" office:value-type="currency" office:currency="RUR" office:value="1472.41414141414" calcext:value-type="currency">
            <text:p>р.1,472.41</text:p>
          </table:table-cell>
          <table:table-cell table:style-name="ce46" table:formula="of:=[$CPA.N8]" office:value-type="currency" office:currency="RUR" office:value="354.919191919192" calcext:value-type="currency">
            <text:p>р.354.92</text:p>
          </table:table-cell>
          <table:table-cell table:style-name="ce46" table:formula="of:=[.B8]*([.I8]-[.J8])" office:value-type="currency" office:currency="RUR" office:value="553160" calcext:value-type="currency">
            <text:p>р.553,160.00</text:p>
          </table:table-cell>
          <table:table-cell table:style-name="ce82" table:formula="of:=[.I8]/[.J8]" office:value-type="percentage" office:value="4.14858980561801" calcext:value-type="percentage">
            <text:p>414.8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1" table:formula="of:=[$UA.N9]" office:value-type="float" office:value="548" calcext:value-type="float">
            <text:p>548</text:p>
          </table:table-cell>
          <table:table-cell table:style-name="ce82" table:formula="of:=IF([.B9]=0;&quot;&quot;;[.D9]/[.B9])" office:value-type="percentage" office:value="0.667883211678832" calcext:value-type="percentage">
            <text:p>66.79%</text:p>
          </table:table-cell>
          <table:table-cell table:style-name="ce51" table:formula="of:=[$B.N9]" office:value-type="float" office:value="366" calcext:value-type="float">
            <text:p>366</text:p>
          </table:table-cell>
          <table:table-cell table:style-name="ce46" table:formula="of:=[$Money.N9]/[$T.N9]" office:value-type="currency" office:currency="RUR" office:value="860.355408388521" calcext:value-type="currency">
            <text:p>р.860.3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9]" office:value-type="float" office:value="2.47540983606557" calcext:value-type="float">
            <text:p>2.48</text:p>
          </table:table-cell>
          <table:table-cell table:style-name="ce46" table:formula="of:=([.E9]-[.E9]*[.F9])*[.G9]" office:value-type="currency" office:currency="RUR" office:value="2129.73224043716" calcext:value-type="currency">
            <text:p>р.2,129.73</text:p>
          </table:table-cell>
          <table:table-cell table:style-name="ce46" table:formula="of:=[.H9]*[.C9]" office:value-type="currency" office:currency="RUR" office:value="1422.41240875912" calcext:value-type="currency">
            <text:p>р.1,422.41</text:p>
          </table:table-cell>
          <table:table-cell table:style-name="ce46" table:formula="of:=[$CPA.N9]" office:value-type="currency" office:currency="RUR" office:value="346.111313868613" calcext:value-type="currency">
            <text:p>р.346.11</text:p>
          </table:table-cell>
          <table:table-cell table:style-name="ce46" table:formula="of:=[.B9]*([.I9]-[.J9])" office:value-type="currency" office:currency="RUR" office:value="589813" calcext:value-type="currency">
            <text:p>р.589,813.00</text:p>
          </table:table-cell>
          <table:table-cell table:style-name="ce82" table:formula="of:=[.I9]/[.J9]" office:value-type="percentage" office:value="4.10969636577406" calcext:value-type="percentage">
            <text:p>410.97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1" table:formula="of:=[$UA.N10]" office:value-type="float" office:value="302" calcext:value-type="float">
            <text:p>302</text:p>
          </table:table-cell>
          <table:table-cell table:style-name="ce82" table:formula="of:=IF([.B10]=0;&quot;&quot;;[.D10]/[.B10])" office:value-type="percentage" office:value="0.695364238410596" calcext:value-type="percentage">
            <text:p>69.54%</text:p>
          </table:table-cell>
          <table:table-cell table:style-name="ce51" table:formula="of:=[$B.N10]" office:value-type="float" office:value="210" calcext:value-type="float">
            <text:p>210</text:p>
          </table:table-cell>
          <table:table-cell table:style-name="ce46" table:formula="of:=[$Money.N10]/[$T.N10]" office:value-type="currency" office:currency="RUR" office:value="867.108910891089" calcext:value-type="currency">
            <text:p>р.867.11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0]" office:value-type="float" office:value="2.4047619047619" calcext:value-type="float">
            <text:p>2.40</text:p>
          </table:table-cell>
          <table:table-cell table:style-name="ce46" table:formula="of:=([.E10]-[.E10]*[.F10])*[.G10]" office:value-type="currency" office:currency="RUR" office:value="2085.19047619048" calcext:value-type="currency">
            <text:p>р.2,085.19</text:p>
          </table:table-cell>
          <table:table-cell table:style-name="ce46" table:formula="of:=[.H10]*[.C10]" office:value-type="currency" office:currency="RUR" office:value="1449.96688741722" calcext:value-type="currency">
            <text:p>р.1,449.97</text:p>
          </table:table-cell>
          <table:table-cell table:style-name="ce46" table:formula="of:=[$CPA.N10]" office:value-type="currency" office:currency="RUR" office:value="352.748344370861" calcext:value-type="currency">
            <text:p>р.352.75</text:p>
          </table:table-cell>
          <table:table-cell table:style-name="ce46" table:formula="of:=[.B10]*([.I10]-[.J10])" office:value-type="currency" office:currency="RUR" office:value="331360" calcext:value-type="currency">
            <text:p>р.331,360.00</text:p>
          </table:table-cell>
          <table:table-cell table:style-name="ce82" table:formula="of:=[.I10]/[.J10]" office:value-type="percentage" office:value="4.11048530930254" calcext:value-type="percentage">
            <text:p>411.0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1" table:formula="of:=[$UA.N11]" office:value-type="float" office:value="403" calcext:value-type="float">
            <text:p>403</text:p>
          </table:table-cell>
          <table:table-cell table:style-name="ce82" table:formula="of:=IF([.B11]=0;&quot;&quot;;[.D11]/[.B11])" office:value-type="percentage" office:value="0.674937965260546" calcext:value-type="percentage">
            <text:p>67.49%</text:p>
          </table:table-cell>
          <table:table-cell table:style-name="ce51" table:formula="of:=[$B.N11]" office:value-type="float" office:value="272" calcext:value-type="float">
            <text:p>272</text:p>
          </table:table-cell>
          <table:table-cell table:style-name="ce46" table:formula="of:=[$Money.N11]/[$T.N11]" office:value-type="currency" office:currency="RUR" office:value="861.261450381679" calcext:value-type="currency">
            <text:p>р.861.2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1]" office:value-type="float" office:value="1.92647058823529" calcext:value-type="float">
            <text:p>1.93</text:p>
          </table:table-cell>
          <table:table-cell table:style-name="ce46" table:formula="of:=([.E11]-[.E11]*[.F11])*[.G11]" office:value-type="currency" office:currency="RUR" office:value="1659.19485294118" calcext:value-type="currency">
            <text:p>р.1,659.19</text:p>
          </table:table-cell>
          <table:table-cell table:style-name="ce46" table:formula="of:=[.H11]*[.C11]" office:value-type="currency" office:currency="RUR" office:value="1119.85359801489" calcext:value-type="currency">
            <text:p>р.1,119.85</text:p>
          </table:table-cell>
          <table:table-cell table:style-name="ce46" table:formula="of:=[$CPA.N11]" office:value-type="currency" office:currency="RUR" office:value="343.687344913151" calcext:value-type="currency">
            <text:p>р.343.69</text:p>
          </table:table-cell>
          <table:table-cell table:style-name="ce46" table:formula="of:=[.B11]*([.I11]-[.J11])" office:value-type="currency" office:currency="RUR" office:value="312795" calcext:value-type="currency">
            <text:p>р.312,795.00</text:p>
          </table:table-cell>
          <table:table-cell table:style-name="ce82" table:formula="of:=[.I11]/[.J11]" office:value-type="percentage" office:value="3.25834981878041" calcext:value-type="percentage">
            <text:p>325.83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1" table:formula="of:=[$UA.N12]" office:value-type="float" office:value="329" calcext:value-type="float">
            <text:p>329</text:p>
          </table:table-cell>
          <table:table-cell table:style-name="ce82" table:formula="of:=IF([.B12]=0;&quot;&quot;;[.D12]/[.B12])" office:value-type="percentage" office:value="0.580547112462006" calcext:value-type="percentage">
            <text:p>58.05%</text:p>
          </table:table-cell>
          <table:table-cell table:style-name="ce51" table:formula="of:=[$B.N12]" office:value-type="float" office:value="191" calcext:value-type="float">
            <text:p>191</text:p>
          </table:table-cell>
          <table:table-cell table:style-name="ce46" table:formula="of:=[$Money.N12]/[$T.N12]" office:value-type="currency" office:currency="RUR" office:value="866.37216828479" calcext:value-type="currency">
            <text:p>р.866.3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2]" office:value-type="float" office:value="1.61780104712042" calcext:value-type="float">
            <text:p>1.62</text:p>
          </table:table-cell>
          <table:table-cell table:style-name="ce46" table:formula="of:=([.E12]-[.E12]*[.F12])*[.G12]" office:value-type="currency" office:currency="RUR" office:value="1401.61780104712" calcext:value-type="currency">
            <text:p>р.1,401.62</text:p>
          </table:table-cell>
          <table:table-cell table:style-name="ce46" table:formula="of:=[.H12]*[.C12]" office:value-type="currency" office:currency="RUR" office:value="813.705167173252" calcext:value-type="currency">
            <text:p>р.813.71</text:p>
          </table:table-cell>
          <table:table-cell table:style-name="ce46" table:formula="of:=[$CPA.N12]" office:value-type="currency" office:currency="RUR" office:value="346.835866261398" calcext:value-type="currency">
            <text:p>р.346.84</text:p>
          </table:table-cell>
          <table:table-cell table:style-name="ce46" table:formula="of:=[.B12]*([.I12]-[.J12])" office:value-type="currency" office:currency="RUR" office:value="153600" calcext:value-type="currency">
            <text:p>р.153,600.00</text:p>
          </table:table-cell>
          <table:table-cell table:style-name="ce82" table:formula="of:=[.I12]/[.J12]" office:value-type="percentage" office:value="2.34608137833124" calcext:value-type="percentage">
            <text:p>234.61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1" table:formula="of:=[$UA.N13]" office:value-type="float" office:value="16" calcext:value-type="float">
            <text:p>16</text:p>
          </table:table-cell>
          <table:table-cell table:style-name="ce82" table:formula="of:=IF([.B13]=0;&quot;&quot;;[.D13]/[.B13])" office:value-type="percentage" office:value="0.4375" calcext:value-type="percentage">
            <text:p>43.75%</text:p>
          </table:table-cell>
          <table:table-cell table:style-name="ce51" table:formula="of:=[$B.N13]" office:value-type="float" office:value="7" calcext:value-type="float">
            <text:p>7</text:p>
          </table:table-cell>
          <table:table-cell table:style-name="ce46" table:formula="of:=[$Money.N13]/[$T.N13]" office:value-type="currency" office:currency="RUR" office:value="852.571428571429" calcext:value-type="currency">
            <text:p>р.852.5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3]" office:value-type="float" office:value="1" calcext:value-type="float">
            <text:p>1.00</text:p>
          </table:table-cell>
          <table:table-cell table:style-name="ce46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46" table:formula="of:=[.H13]*[.C13]" office:value-type="currency" office:currency="RUR" office:value="373" calcext:value-type="currency">
            <text:p>р.373.00</text:p>
          </table:table-cell>
          <table:table-cell table:style-name="ce46" table:formula="of:=[$CPA.N13]" office:value-type="currency" office:currency="RUR" office:value="365.125" calcext:value-type="currency">
            <text:p>р.365.13</text:p>
          </table:table-cell>
          <table:table-cell table:style-name="ce46" table:formula="of:=[.B13]*([.I13]-[.J13])" office:value-type="currency" office:currency="RUR" office:value="126" calcext:value-type="currency">
            <text:p>р.126.00</text:p>
          </table:table-cell>
          <table:table-cell table:style-name="ce82" table:formula="of:=[.I13]/[.J13]" office:value-type="percentage" office:value="1.02156795617939" calcext:value-type="percentage">
            <text:p>102.1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5"/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 table:number-columns-repeated="3"/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7P0"/>
    </number:currency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4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156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15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3:43:55.351359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date>2019-10-18T21:00:44.872999099</dc:date>
    <dc:creator>Д Голуб</dc:creator>
    <meta:editing-duration>PT18H23M28S</meta:editing-duration>
    <meta:editing-cycles>11</meta:editing-cycles>
    <meta:document-statistic meta:table-count="9" meta:cell-count="913" meta:object-count="0"/>
  </office:meta>
</office:document-meta>
</file>